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writing-mode="lr-tb"/>
    </style:style>
    <style:style style:name="Table1.A" style:family="table-column">
      <style:table-column-properties style:column-width="6.925in" style:rel-column-width="65535*"/>
    </style:style>
    <style:style style:name="Table1.A1" style:family="table-cell">
      <style:table-cell-properties style:border-line-width-top="0.0264in 0.0264in 0.0521in" fo:padding="0.0201in" fo:border-left="none" fo:border-right="none" fo:border-top="7.5pt double #000000" fo:border-bottom="none"/>
    </style:style>
    <style:style style:name="P1" style:family="paragraph" style:parent-style-name="Text_20_body">
      <style:paragraph-properties fo:margin-left="0in" fo:margin-right="0in" fo:margin-top="0in" fo:margin-bottom="0in" style:contextual-spacing="false" fo:line-height="115%" fo:text-align="center" style:justify-single-word="false" fo:text-indent="0in" style:auto-text-indent="false" style:writing-mode="lr-tb"/>
      <style:text-properties officeooo:paragraph-rsid="001dd254"/>
    </style:style>
    <style:style style:name="P2" style:family="paragraph" style:parent-style-name="Text_20_body">
      <style:paragraph-properties fo:margin-top="0in" fo:margin-bottom="0.139in" style:contextual-spacing="false" fo:line-height="137%" style:writing-mode="lr-tb"/>
    </style:style>
    <style:style style:name="P3" style:family="paragraph" style:parent-style-name="Text_20_body">
      <style:paragraph-properties fo:margin-top="0in" fo:margin-bottom="0.139in" style:contextual-spacing="false" fo:line-height="137%" style:writing-mode="lr-tb"/>
      <style:text-properties fo:font-size="13pt" fo:font-weight="bold" style:font-size-asian="13pt" style:font-weight-asian="bold" style:font-size-complex="13pt" style:font-weight-complex="bold"/>
    </style:style>
    <style:style style:name="P4" style:family="paragraph" style:parent-style-name="Text_20_body">
      <style:paragraph-properties fo:margin-top="0in" fo:margin-bottom="0in" style:contextual-spacing="false" fo:line-height="120%" style:writing-mode="lr-tb"/>
      <style:text-properties fo:font-size="13pt" fo:font-weight="bold" style:font-size-asian="13pt" style:font-weight-asian="bold" style:font-size-complex="13pt" style:font-weight-complex="bold"/>
    </style:style>
    <style:style style:name="P5" style:family="paragraph" style:parent-style-name="Text_20_body">
      <style:paragraph-properties fo:line-height="115%" fo:text-align="start" style:justify-single-word="false" style:writing-mode="lr-tb"/>
      <style:text-properties style:font-name="Liberation Serif" fo:font-size="13pt" fo:font-weight="bold" style:font-size-asian="13pt" style:font-weight-asian="bold" style:font-size-complex="13pt" style:font-weight-complex="bold"/>
    </style:style>
    <style:style style:name="T1" style:family="text">
      <style:text-properties fo:font-variant="normal" fo:text-transform="none" fo:color="#000000" loext:opacity="100%" style:text-line-through-style="none" style:text-line-through-type="none" style:font-name="Times New Roman" fo:font-size="11pt" fo:font-style="normal" style:text-underline-style="none" fo:font-weight="normal" style:text-blinking="false" style:font-size-asian="11pt" style:font-style-asian="normal" style:font-weight-asian="normal"/>
    </style:style>
    <style:style style:name="T2" style:family="text">
      <style:text-properties fo:font-variant="normal" fo:text-transform="none" fo:color="#000000" loext:opacity="100%" style:text-line-through-style="none" style:text-line-through-type="none" style:font-name="Times New Roman" fo:font-size="11pt" fo:font-style="normal" style:text-underline-style="none" style:text-blinking="false" style:font-size-asian="11pt" style:font-style-asian="normal"/>
    </style:style>
    <style:style style:name="T3" style:family="text">
      <style:text-properties fo:font-variant="normal" fo:text-transform="none" fo:color="#000000" loext:opacity="100%" style:text-line-through-style="none" style:text-line-through-type="none" style:font-name="Times New Roman" fo:font-size="9pt" fo:font-style="normal" style:text-underline-style="none" fo:font-weight="normal" style:text-blinking="false" style:font-size-asian="9pt" style:font-style-asian="normal" style:font-weight-asian="normal"/>
    </style:style>
    <style:style style:name="T4" style:family="text">
      <style:text-properties fo:font-variant="normal" fo:text-transform="none" fo:color="#000000" loext:opacity="100%" style:text-line-through-style="none" style:text-line-through-type="none" style:font-name="Times New Roman" fo:font-size="9pt" fo:font-style="normal" style:text-underline-style="none" style:text-blinking="false" style:font-size-asian="9pt" style:font-style-asian="normal"/>
    </style:style>
    <style:style style:name="T5" style:family="text">
      <style:text-properties fo:font-variant="normal" fo:text-transform="none" fo:color="#000000" loext:opacity="100%" style:text-line-through-style="none" style:text-line-through-type="none" style:font-name="Times New Roman" fo:font-style="normal" style:text-underline-style="none" fo:font-weight="normal" style:text-blinking="false" style:font-style-asian="normal" style:font-weight-asian="normal"/>
    </style:style>
    <style:style style:name="T6" style:family="text">
      <style:text-properties fo:font-variant="normal" fo:text-transform="none" fo:color="#000000" loext:opacity="100%" style:text-line-through-style="none" style:text-line-through-type="none" style:font-name="Times New Roman" fo:font-style="normal" style:text-underline-style="none" fo:font-weight="bold" style:text-blinking="false" style:font-style-asian="normal" style:font-weight-asian="bold" style:font-weight-complex="bold"/>
    </style:style>
    <style:style style:name="T7" style:family="text">
      <style:text-properties fo:font-variant="normal" fo:text-transform="none" fo:color="#000000" loext:opacity="100%" style:text-line-through-style="none" style:text-line-through-type="none" style:font-name="Times New Roman" fo:font-style="normal" style:text-underline-style="none" style:text-blinking="false" style:font-style-asian="normal"/>
    </style:style>
    <style:style style:name="T8" style:family="text">
      <style:text-properties fo:font-variant="normal" fo:text-transform="none" fo:color="#000000" loext:opacity="100%" style:text-line-through-style="none" style:text-line-through-type="none" style:font-name="Times New Roman" fo:font-size="20pt" fo:font-style="normal" style:text-underline-style="none" fo:font-weight="normal" style:text-blinking="false" style:font-size-asian="20pt" style:font-style-asian="normal" style:font-weight-asian="normal" style:font-size-complex="20pt"/>
    </style:style>
    <style:style style:name="T9" style:family="text">
      <style:text-properties fo:font-variant="normal" fo:text-transform="none" fo:color="#000000" loext:opacity="100%" style:text-line-through-style="none" style:text-line-through-type="none" style:font-name="Times New Roman" fo:font-size="20pt" fo:font-style="normal" style:text-underline-style="none" style:text-blinking="false" style:font-size-asian="20pt" style:font-style-asian="normal" style:font-size-complex="20pt"/>
    </style:style>
    <style:style style:name="T10" style:family="text">
      <style:text-properties fo:font-variant="normal" fo:text-transform="none" fo:color="#000000" loext:opacity="100%" style:text-line-through-style="none" style:text-line-through-type="none" style:font-name="Times New Roman" fo:font-size="20pt" fo:font-style="normal" style:text-underline-style="none" fo:font-weight="bold" style:text-blinking="false" style:font-size-asian="20pt" style:font-style-asian="normal" style:font-weight-asian="bold" style:font-size-complex="20pt" style:font-weight-complex="bold"/>
    </style:style>
    <style:style style:name="T11" style:family="text">
      <style:text-properties fo:font-variant="normal" fo:text-transform="none" fo:color="#000000" loext:opacity="100%" style:text-line-through-style="none" style:text-line-through-type="none" style:font-name="Times New Roman" fo:font-size="20pt" fo:language="en" fo:country="US" fo:font-style="normal" style:text-underline-style="none" fo:font-weight="bold" officeooo:rsid="001dd254" style:text-blinking="false" style:font-size-asian="20pt" style:font-style-asian="normal" style:font-weight-asian="bold" style:font-size-complex="20pt" style:font-weight-complex="bold"/>
    </style:style>
    <style:style style:name="T12"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style:text-blinking="false" style:font-size-asian="20pt" style:font-style-asian="normal" style:font-weight-asian="bold" style:font-size-complex="20pt" style:font-weight-complex="bold"/>
    </style:style>
    <style:style style:name="T13" style:family="text">
      <style:text-properties fo:font-variant="normal" fo:text-transform="none" fo:color="#000000" loext:opacity="100%" style:text-line-through-style="none" style:text-line-through-type="none" style:font-name="Times New Roman" fo:font-size="20pt" fo:language="el" fo:country="GR" fo:font-style="normal" style:text-underline-style="none" fo:font-weight="bold" officeooo:rsid="001dd254" style:text-blinking="false" style:font-size-asian="20pt" style:font-style-asian="normal" style:font-weight-asian="bold" style:font-size-complex="20pt" style:font-weight-complex="bold"/>
    </style:style>
    <style:style style:name="T14" style:family="text">
      <style:text-properties fo:font-variant="normal" fo:text-transform="none" fo:color="#000000" loext:opacity="100%" style:text-line-through-style="none" style:text-line-through-type="none" style:font-name="Times New Roman" fo:language="el" fo:country="GR" fo:font-style="normal" style:text-underline-style="none" fo:font-weight="bold" officeooo:rsid="001dd254" style:text-blinking="false" style:font-style-asian="normal" style:font-weight-asian="bold" style:font-weight-complex="bold"/>
    </style:style>
    <style:style style:name="T15" style:family="text">
      <style:text-properties fo:font-variant="normal" fo:text-transform="none" fo:color="#000000" loext:opacity="100%" style:text-line-through-style="none" style:text-line-through-type="none" style:font-name="Times New Roman" fo:font-size="16pt" fo:language="el" fo:country="GR" fo:font-style="normal" style:text-underline-style="none" fo:font-weight="bold" officeooo:rsid="001dd254" style:text-blinking="false" style:font-size-asian="16pt" style:font-style-asian="normal" style:font-weight-asian="bold" style:font-size-complex="16pt" style:font-weight-complex="bold"/>
    </style:style>
    <style:style style:name="T16" style:family="text">
      <style:text-properties fo:font-variant="normal" fo:text-transform="none" fo:color="#000000" loext:opacity="100%" style:text-line-through-style="none" style:text-line-through-type="none" style:font-name="Times New Roman" fo:font-size="16pt" fo:font-style="normal" style:text-underline-style="none" fo:font-weight="bold" style:text-blinking="false" style:font-size-asian="16pt" style:font-style-asian="normal" style:font-weight-asian="bold" style:font-size-complex="16pt" style:font-weight-complex="bold"/>
    </style:style>
    <style:style style:name="T17" style:family="text">
      <style:text-properties fo:font-variant="normal" fo:text-transform="none" fo:color="#000000" loext:opacity="100%" style:text-line-through-style="none" style:text-line-through-type="none" style:font-name="Times New Roman"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18" style:family="text">
      <style:text-properties fo:font-variant="normal" fo:text-transform="none" fo:color="#000000" loext:opacity="100%" style:text-line-through-style="none" style:text-line-through-type="none" style:font-name="Liberation Serif" style:text-underline-style="none" style:text-blinking="false"/>
    </style:style>
    <style:style style:name="T19" style:family="text">
      <style:text-properties fo:font-variant="normal" fo:text-transform="none" fo:color="#000000" loext:opacity="100%" style:text-line-through-style="none" style:text-line-through-type="none" style:font-name="Liberation Serif" style:text-underline-style="none" fo:font-weight="normal" style:text-blinking="false" style:font-weight-asian="normal"/>
    </style:style>
    <style:style style:name="T20" style:family="text">
      <style:text-properties fo:font-variant="normal" fo:text-transform="none" fo:color="#000000" loext:opacity="100%" style:text-line-through-style="none" style:text-line-through-type="none" fo:font-size="20pt" fo:font-style="normal" style:text-underline-style="none" fo:font-weight="bold" style:text-blinking="false" style:font-size-asian="20pt" style:font-style-asian="normal" style:font-weight-asian="bold" style:font-size-complex="20pt" style:font-weight-complex="bold"/>
    </style:style>
    <style:style style:name="T21" style:family="text">
      <style:text-properties fo:font-variant="normal" fo:text-transform="none" fo:color="#000000" loext:opacity="100%" style:text-line-through-style="none" style:text-line-through-type="none" fo:font-size="20pt" fo:font-style="normal" style:text-underline-style="none" fo:font-weight="bold" officeooo:rsid="001dd254" style:text-blinking="false" style:font-size-asian="20pt" style:font-style-asian="normal" style:font-weight-asian="bold" style:font-size-complex="20pt" style:font-weight-complex="bold"/>
    </style:style>
    <style:style style:name="T22"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weight-complex="bold"/>
    </style:style>
    <style:style style:name="T23" style:family="text">
      <style:text-properties fo:font-variant="normal" fo:text-transform="none" fo:color="#000000" loext:opacity="100%" style:text-line-through-style="none" style:text-line-through-type="none" fo:font-style="normal" style:text-underline-style="none" fo:font-weight="bold" officeooo:rsid="001dd254" style:text-blinking="false" style:font-style-asian="normal" style:font-weight-asian="bold" style:font-weight-complex="bold"/>
    </style:style>
    <style:style style:name="T24" style:family="text">
      <style:text-properties fo:font-variant="normal" fo:text-transform="none" fo:color="#000000" loext:opacity="100%" style:text-line-through-style="none" style:text-line-through-type="none" fo:font-size="16pt" fo:font-style="normal" style:text-underline-style="none" fo:font-weight="bold" officeooo:rsid="001dd254" style:text-blinking="false" style:font-size-asian="16pt" style:font-style-asian="normal" style:font-weight-asian="bold" style:font-size-complex="16pt" style:font-weight-complex="bold"/>
    </style:style>
    <style:style style:name="T25" style:family="text">
      <style:text-properties fo:font-variant="normal" fo:text-transform="none" fo:color="#000000" loext:opacity="100%" style:text-line-through-style="none" style:text-line-through-type="none" fo:font-size="16pt" fo:font-style="normal" style:text-underline-style="none" fo:font-weight="bold" style:text-blinking="false" style:font-size-asian="16pt" style:font-style-asian="normal"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785186868560">
          <table:table-cell table:style-name="Table1.A1" office:value-type="string">
            <text:p text:style-name="P1"><text:span text:style-name="AncientGreek_3a__20_Ἀρχαία_20_ἑλληνικά"><text:span text:style-name="T13">ΤΗΣ ΙΛΙΑΔΟΣ</text:span></text:span></text:p>
            <text:p text:style-name="P1"><text:span text:style-name="AncientGreek_3a__20_Ἀρχαία_20_ἑλληνικά"><text:span text:style-name="T13"/></text:span></text:p>
            <text:p text:style-name="P1"><text:span text:style-name="AncientGreek_3a__20_Ἀρχαία_20_ἑλληνικά"><text:span text:style-name="T15">ΡΑΨῼΔΙΑΣ</text:span></text:span><text:span text:style-name="AncientGreek_3a__20_Ἀρχαία_20_ἑλληνικά"><text:span text:style-name="T17"> Α.</text:span></text:span></text:p>
            <text:p text:style-name="P1"><text:span text:style-name="AncientGreek_3a__20_Ἀρχαία_20_ἑλληνικά"><text:span text:style-name="T15"/></text:span></text:p>
            <text:p text:style-name="P1"><text:span text:style-name="AncientGreek_3a__20_Ἀρχαία_20_ἑλληνικά"><text:span text:style-name="T15">Π</text:span></text:span><text:span text:style-name="AncientGreek_3a__20_Ἀρχαία_20_ἑλληνικά"><text:span text:style-name="T15">ΑΡΑΦΡ</text:span></text:span><text:span text:style-name="AncientGreek_3a__20_Ἀρχαία_20_ἑλληνικά"><text:span text:style-name="T15">ΑΣ</text:span></text:span><text:span text:style-name="AncientGreek_3a__20_Ἀρχαία_20_ἑλληνικά"><text:span text:style-name="T15">ΙΣ</text:span></text:span></text:p>
          </table:table-cell>
        </table:table-row>
      </table:table>
      <text:p text:style-name="P2"><text:span text:style-name="T1"/></text:p>
      <text:p text:style-name="P3"><text:span text:style-name="T7">Τὴν ὀργὴν εἰπὲ ἡμῖν, ὦ Θεὰ, τοῦ υἱοῦ τοῦ Πηλέως τοῦ Ἀχιλλέως, τὴν ὀλεθρίαν, ἥτις πολλά τοῖς Ἕλλησιν ἀνιαρὰ ἐξειργάσατο, καὶ πολλάς ἰσχυρὰς ψυχὰς τῷ ἅδῃ βλάψασα ἔπεμψσεν ἀνδρῶν ἡμιθεων, τὰ σώματα δ’ ἀυτῶν σπαράγματα κατεσκεύασε τοῖς κυσί, καῖ τοῖς ὀρνέοις ἄπασι·</text:span></text:p>
      <text:p text:style-name="P3"><text:span text:style-name="T18"> </text:span><text:span text:style-name="T7">Τοῦ Διὸς δὲ ἐπληροῦτο ἡ βουλὴ· </text:span></text:p>
      <text:p text:style-name="P3"><text:span text:style-name="T7">αφ΄ οὖ δὴ τὴν ἀρχὴν διερχωρίσθησαν φιλονεικήσαιτες ὅ τε ὑιὸς τοῦ Ἀτρέως ὁ βασιλεὺς τῶν λαῶν, καὶ ὁ ἔνδοξος Ἀχιλλεύς·</text:span></text:p>
      <text:p text:style-name="P3"><text:span text:style-name="T7">Καὶ πρός τούτοις εἰπε, τίς δὲ ἀυτοὺς τῶν θεῶν φιλοεικίᾳ συνέβαλεν ὤστε μάχεσθαι; Ὁ τῆς Λητοῦς καῖ τοῦ Διὸς παῖς Ἀπόλλων·</text:span></text:p>
      <text:p text:style-name="P3"><text:span text:style-name="T7">Οὖτος γὰῤ τῷ βασιλεῖ ὀργισθεὶς νύσσον κατὰ τό στρατόπεδον διήγειρε βαρεῖαν·</text:span></text:p>
      <text:p text:style-name="P3"><text:span text:style-name="T7">ἐφθείροντο δὲ οἱ ὄχλοι, διότι τὸν Χρύσην τὸν ἱερέα ἀτίμως ἀπέπεμψσεν ὁ Ἀγαμέμνων·</text:span></text:p>
      <text:p text:style-name="P3"><text:span text:style-name="T7">Οὖτος γάρ παρεγένετο ἐπὶ τὰς ταχείας ναῦς τῶν Ἑλλήνων λυτρωσόμενός τε τὴν θυγατέρα, καὶ κομίζων πλεῖστα δῶρα τῷ πλήθει, καὶ τὸ στέμμα κατέχων ἐν ταῖς χερσὶ τοῦ πόῥῤωθεν τοξέυντος Ἀπόλλωνος ἐπι τῇ τιμιᾳ ράβδῳ, καὶ ἰκέτευε πάντας τοὺς Ἀχαιοὺς, τοὺς υἱοὺς δὲ τοῦ Ἀτρέως ἐξαιρέτως, τοὺς (δύο) βασιλεῖς τῶν ὄχλων, λέγων·</text:span></text:p>
      <text:p text:style-name="P4"><text:span text:style-name="T7">«Ὦ υἱοὶ τοῦ Ἀτρέως, καὶ λοιποὶ εὔοπλοι Ἕλληνες, ὑμῖν μὲν εἴυε παράχοιεν οἱ Τὰ οὐράνια οἰκήματα οἰκοῦντες, ἐκπορθῆσαι μὲν τὴν τοῦ Πριάμου πόλιν, καλῶς δὲ εἰς τῆν οἰκείαν ἐπανελθεῖν·</text:span></text:p>
      <text:p text:style-name="P4"><text:span text:style-name="T7">ἐμοὶ δ’ ἀπολύσατε τὴν προσφιλῆ θυγατέρα, καὶ τᾶ λύτρα δέξασθε, εὐλαβούμενοι τὸν τοῦ Διὸς ὑιὸν τὸν πόῤῥωθεν τοξεύοντα Ἀπόλλωνα.</text:span></text:p>
      <text:p text:style-name="P4"><text:span text:style-name="T7">Τότε οἱ μὲν λοιποὶ Ἕλληνες ἐπεβόησαν μετ’ ἐυγημίας αἰσχύνεσθαι τὸν ἱερέα, καὶ τὰ περικαλλῆ αὐτοῦ δέχεσθαι δῶρα.»</text:span></text:p>
      <text:p text:style-name="P4"><text:span text:style-name="T7">Ἀλλ’ οὐ τῷ υἱῷ τοῦ Ἀτρέως τῷ Ἀγαμέμνονι τοῦτο ἤρσκε κατὰ τὴν ἐαυτοῦ ψυχὴν·</text:span></text:p>
      <text:p text:style-name="P5"><text:soft-page-break/></text:p>
      <text:p text:style-name="P4"><text:span text:style-name="T7">Καὶ δὴ σκληρῶς αὐτὸν ἀπέπεμψεν·</text:span></text:p>
      <text:p text:style-name="P4"><text:span text:style-name="T7">Ἀπότομον δὲ καὶ ἐπικρατείας ἐχόμενον ἐπίταγμα ἐπέταττε·</text:span></text:p>
      <text:p text:style-name="P5"/>
      <text:p text:style-name="P4"><text:span text:style-name="T7">Τόδ’ ἦν, ὅρα μὴ σε, ὦ πρεσβύτα, παρὰ ταῖς κοίλαις ναυσῖν ἐγὼ καταλάβω, ἤ νῦν βραδύνοντα, ἤ ὕστερον αὖθις ἐπανελθόντα, μήποτέ σοι οὐ χρησιμεύση ἡ ράβδος καὶ τὸ στέμμα τοῦ θεοῦ· </text:span></text:p>
      <text:p text:style-name="P4"><text:span text:style-name="T7">ταύτην δὲ έγὼ οὐ λύτροις ἐλευθερώσω πρὶν έπ' αὐτήν τό γήρας ἐλεύσεται έν τῷ</text:span><text:span text:style-name="T18"> </text:span><text:span text:style-name="T7">ἐμῶ οἴκω , λέγω ἐν τῷ Ἄργει, πόῤῥω τῆς πατρίδος αυτής ἰστὸν μεταχειριζομένων καὶ τῇ ἐμῇ κοίτῃ ὐπηρετουμένην· </text:span></text:p>
      <text:p text:style-name="P4"><text:span text:style-name="T7">ἀλλ’ ἄπιθι, μή με παρόξυνε, ὡς ἂν σῷος καὶ ἀζήμιος ἀπέλθῃς.</text:span></text:p>
      <text:p text:style-name="P5"/>
      <text:p text:style-name="P4"><text:span text:style-name="T7">Οὕτως εἶπεν. Ἐφοβήθη δὲ ὁ γέρων, καὶ ἐπείσθη τῷ ἐπιτάγματι· Ἀπῆλθε δὲ σιωπῶν, μετ’ ἐκπλήξεως πρὸς τὸν αἰγιλαὸν, τῆς πολυταράχου θαλάσσας, (ἤ πλησίον τοῦ αἰγιαλοῦ)· </text:span><text:line-break/><text:span text:style-name="T7">Ἐκτενῶς δὲ μετὰ ταῦτα πόῤῥω ἀπελθὼν ὁ πρεσβύτης ἠύχετο τῷ Ἀπόλλωνι τῷ βασιλεῖ, ὅν ἡ  καλλίκομος ἔτεκε Λητώ· λέγων· Ἐπάκουσόν μου ὦ καλλίτοξε, ὅς τῆς Χρύσης ὑπερασπίζεις, καὶ τῆς Κίλλης τῆς θειοτάτης, καὶ τῆς Τενέδου κρατερῶς ἀνάσσεις, ὦ Σμίνθιε, εἴ ποτέ σοι ἐπὶ τὸν ναὸν περικαλλῆ ἀναθήματα καὶ ἐπαγωγὰ φέρων ἀνέθηκα, ἤ ἐάν ποτέ σοι λιπαροὺς μηροὺς κατέκαυσα ταύρων καὶ αἰγῶν, ταύτην μοι τὴν ἐπιθυμίαν τελείωσον· δότωσαν τιμωρίαν οἱ Ἕλληνες εἰς ἐκδίκησιν τῶν ἐμῶν δακρύων, διὰ  τῶν σῶν βελῶν. </text:span></text:p>
      <text:p text:style-name="P5"/>
      <text:p text:style-name="P4"><text:span text:style-name="T7">Οὕτως εἶπεν ἐυχὴν ποιούμενος· τόυτου δὲ ἐπήκουσεν ὁ μαιτικὸς  ( ἤ  καθαρὸς)  Ἀπόλλων· κατέβη δὲ ἀπὸ τῶν τοῦ Ὀλύμπου ἀκροτηρίων ὀργὴν βαρεῖαν ἔχων κατὰ τὴν ψυχὴν, τόξον φέρων ἐπὶ τῶν ὤμων, καὶ πανταχόθεν ἠσφαλισμένην βελοθήκην· φθόγγον δέ τινα ἐποίησαν τὰ βέλη ἐπὶ τῶν ὤμων σὺν ὀργῇ βαρείᾳ ὁρμηθέντος αὐτοῦ· μέγας  δὲ φθόγγος ἐγένετο τοῦ ἀργυροῦ τόξου· καὶ πρῶτον μὲν τὰς ἡμιόνους ἐτιμωρήσατο, καὶ τοὺς ταχεῖς κύνας· ἔπειτα δὲ κατ' αὐτῶν πικρὸν βέλος ἀφεὶς ἐβαλλεν· ἀδιαλείπτως δὲ πυρκαϊαὶ νεκρῶν ἀνήπτοντο συχναὶ· ἐπὶ ἐννέα μὲν οὖν ἡμέρας ἐπὶ τὸ στρατόπεδον ἐπέμπτο τὰ βέλη τοῦ Θεοῦ, κατὰ δὲ τὴν δεκάτην εἰς ἐκκλησίαν συνεκάλεσε τὸ πλῆθος ὁ Ἀχιλλεὺς· τούτῳ γὰρ ἐνέβαλεν ἐπὶ τῷ λογισμῷ τὴν ἐπιμέλειαν τούτου ἡ Θεὰ ἡ λευκοβραχίων Ἥρα. </text:span></text:p>
      <text:p text:style-name="P5"/>
      <text:p text:style-name="P4"><text:span text:style-name="T7">ἐφρόντιζε γὰρ τῶν Ἑλλήνων ὅτι ἀπολλυμένους αὐτοὺς ἐώρα. </text:span></text:p>
      <text:p text:style-name="P4"><text:span text:style-name="T7">ἐπεὶ οὖν οὗτοι συνηθροίσθησαν, καὶ ὁμοῦ πάντες ἐγένοντο, ἐπὶ τούτοις ἀναστὰς εἶπεν ὁ κατὰ τοὺς πόδας ταχὺς Ἀχιλλεὺς· ὦ ὑιὲ τοῦ Ἀτρέως, νῦν ὑπολαμβάνω εἰς ὑποστροφὴν τραπέντας ἡμᾶς εἰς τοὐπίσω ἐπανελθεῖν, εἴπερ ἂν τὸν θάνατον διαφύγοιμεν, ἐπειδὴ ὁμοῦ </text:span><text:soft-page-break/><text:span text:style-name="T7">πόλεμος τε καὶ νόσος λοιμικὴ ἐρωτήσωμεν, ἤ ἱερέα, ἤ τινα ὀνείροις προσέχοντα τὸν νοῦν· καὶ γὰρ ἔστι καὶ τι ὄναρ ἐκ τοῦ Διὸς· ὅστις ἂν εἴπο, διότι κατὰ τοσαῦτον ὀργὴν βαρεῖαν ἔσχεν ὁ μαντικὸς (ἤ ὁ λαμπρός) Ἀπόλλων. Εἴτε δὴ οὗτως ἕνεκα ἐυχῆς ἡμῖν ἐπιμέμφεται, εἴτε ἔνεκα θυσίας, καὶ ἐὰν ἐθέλη μετασχὼν ἀτμοῦ ἀρνῶν, καὶ αἰγῶν ὁλοκλήρων, ἀποσοβήσαι ἡμῖν τὸν ὄλεθρον. </text:span></text:p>
      <text:p text:style-name="P5"/>
      <text:p text:style-name="P4"><text:span text:style-name="T7">Ὁ μὲν οὕτως εἰπὼν ἐκάθισε· μετὰ δὲ ταῦτα ἠγέρθη ὁ Κάλχας ὁ ὑιὸς τοῦ Θέστορ ὁ τῶν οἰωνιστῶν ἄγαν κράτιστος, ὅστις ἐγίνωσκε τά τε παρόντα καὶ τὰ μέλλοντα, καὶ τὰ προγεγονότα κὰι ταῖς ναυσὶ τῶν Ἑλλήνων ἡγεμὼν ἐγένετο ἐπὶ τὸ Ἴλιον διὰ τὴν ἐαυτοῦ μαντικὴν, ἣν αυτῷ παρέσχεν ὁ μαντικὸς Ἀπόλλων, ὅς γε καλῶς φρονῶν ἐδημηγόρασέ τε καὶ μετὰ ταῦθ´ ὅ, τι δεῖ ποιεῖν εἰσηγήσατο λέγων· ὦ Ἀχιλλεῦ προσφιλέστατε τῷ Διὶ, προστάττεις εἰπεὶν με τὴν μνησικακίαν τοῦ Ἀπόλλωνος τοῦ πόῤῥωθεν τὰ βέλη πέμποντος βασιλέως· τοιγαροῦν ἐγὼ μὲν λέξω· σὺ δὲ σψνθήκας ἐμοὶ ποίησον, καὶ ὄρκον, ὄντως δή μοι προθύμως λόγοις καὶ ἔργοις βοηθήσειν· ὄντως γὰρ ὑπολαμβάνω ἄνδρα εἰς θυμὸν κινηήσειν, ὂς μεγάλως ἀπάντων τῶν Ἑλλήνων ἄρχει, καὶ αυτῷ πείθονται οἱ Ἕλληνες· ἐπικρατέστερος γὰρ ὁ βασιλεὺς ἡνίκα ὀργισθῆ ἀνδρὶ ὑποδεεστέρω· εἰ γὰρ καὶ τὸν θυμὸων κατ᾿ αὐτὴν τὴν ἡμέραν τῆς ὀργῆς κατάσχοι, ἀλλά καὶ ὕστερον ἐναποκεινμένην ἔχει τῇ ἐαυτοῦ διανοίᾳ τὴν τοῦ βλάπτειν ὁρμὴν, ἥως ἂν εἰς τέλος ἀγάγῃ· σὺ δὲ σκέψαι, ὄπως ἂν με ῥύσαιο. *πρὸς τοῦτον ἀποκρινόμενος εἶπεν ὁ τοὺς πόδας ταχὺς Ἀχιλλεύς· Μηδὲν ὑποστειιλάμενος εἰπὲ τὸ μάντευμα, ὃ γινώσκεις· μὰ γὰρ τ`ον Ἀπόλλωνα τὸν προσφιλῆ τῷ Διῒ, πρὸς ὃν σὺ ὦ Κάλχαν, τὰς εὐχὰς ἀναφέρων τοῖς Ἕλλησι τὰς τῶν ἐσομένωων προγνώσεις ἀνακαλύπτεις, οὐδαμῶς οὐδεὶς ἐμοῦ ζῶντος, καὶ ἐπὶ τῆς γῆς ὁρωμένου κακωτικὰς ἐπάξει σοι χεῖρας παρὰ ταῖς ναυσὶ  ταῖς βαθείαις ἀπὸ πάντων τῶν Ἑλλήνων, οὐδ' ἂν τὸν Ἀγαμέμνονα λέγῃς, ὃς δὴ πολὺ κράτιστος ἐν τῷ στρατῷ διατιατείνεαι εἶναι. </text:span></text:p>
      <text:p text:style-name="P5"/>
      <text:p text:style-name="P4"><text:span text:style-name="T7">Καὶ τότε δὴ  θάῤῥος ἔλαβε, καὶ εἶπεν ὁ μάντις ὁ ἄμεμπτος· Οὔτε δὴ ἕνεκα εὐχῆς ἡμᾶς αἰτιᾶται, οὔτε ἕνεκα θυσίας, ἀλλ’ ἕνεκα τοῦ ἱερέως, ὅν ἀτίμως ἀπέμεμψεν ὁ Ἀγαμέμνων, οὐδὲ ἠλευθέρωσε τὴν θυγατέρα, καὶ οὐκ ἐδέξατο τὰ ὑπὲρ αὐτῆς λύτρα· τούτου ἕνεκα λύπας ἔδωκεν ὁ πόῤῥωθεν τοξεύων, καὶ ἔτι δώσει· οὐδὲ οὗτος πρότερον τὴν τοῦ λοιμοῦ κακωτικὴν δύναμιν ἀποστήσει, πρὶν ἀποδοῦναι τῷ προσφιλεῖ πατρὶ τὴν μετεώρους καὶ κυκλοτερεῖς ὀφθαλμοὺς,ἔχουσαν κόρην μηδενὸς αὐτὴν ὠνουμένου, μηδὲ λύτρα διδόντος, καὶ πρός γε ἀναγαγεῖν μεγάλην θυσίαν εἰς τὴν Χρύσην· τότ’ ἄν ἤδη ἐξευμενισάμενοι αὐτὸνμ  θάῤῥος σχοίημεν·</text:span></text:p>
      <text:p text:style-name="P5"/>
      <text:p text:style-name="P4"><text:span text:style-name="T7">Ὁ μὲν οὕτως εἰπὼν ἐκάθισε· μετὰ ταῦτα δὲ ἀνέστη ὁ ἥρως ὁ ὑιὸς τοῦ Ἀτρέως ὁ μέγας βασιλεὺς Ἀγαμέμνων λυπούμενος, μνησικακίας δὲ αἱ κατὰ πολὺ σκοτούμεναι φρένες αὐτοῦ ἐπληροῦντπ· οἱ ὀφθαλμοὶ δὲ αὐτῷ πυρὶ λάμποντι ἦσαν ὅμοιοι· ὅς πρὸς τὸν </text:span><text:soft-page-break/><text:span text:style-name="T7">Κάλχαντα πρῶτον κακῶς καὶ ὀργιλῶς ὑποβλεψάμενος εἶπεν· Ὦ μάντι κακῶν, οὔποτε μοι τὸ θυμῆπερες εἶπας· ἀεί σοι τὰ κακόφημά ἐστὶ ἐν τῷ λογισμῷ προσφιλῆ ὥστε μαντέυσθαι. ἀγάθον δέ τινα λόγον οὐδένα μέχρι τοῦ νῦν οὔτε εἶπας, οὔτε ἐτελείωσας· καὶ νῦν ἐνώπιον τῶν Ἑλλήνων μαντευόμενος δημηγορεῖς, ὅτι δὴ τούτου ἕνεκα ὁ πόῤῥωθεν τοξεύων λύπας αὐτοῖς κατασκευάζει, διότι ἐγὼ τῆς κόρης ρῆς θυγατρὸς τοῦ Χρύσσου τὰ περικαλλῆ λύτρα οὐκ ἠθέλησα δέξασθαι, ἐπειδὴ πάνυ θέλω αὐτὴν ἐν τῷ οἴκῳ ἔχειν· καὶ γὰρ τῆς Κλυταιμνήστρας προτιμοτέραν νομίζω τῆς ἐκ παρθένου μεμνηστεθμένης γαμετῆς, ἐπεὶ οὐκ ἔστι χείρων αὐτῆς, οὔτε κατὰ τὸ εἶδος καὶ τὴν τῶν μελῶν ἀναλογίαν, οὔτε κατὰ τὴν τοῦ σώματος ἀναδρομὴν, οὔτε κατὰ τὴν φρόνησιν, οὔτε κατὰ τὰ ἔργα· ἀλλὰ καὶ οὕτως ἐθέλω ἀποδοῦναι αὐτὴν, εἰ τοῦτο κρεῖττον ἐστί· θέλω ἐγὼ τὸν λαὸν ἀβλαβῆ εἶναι, καὶ οὐκ ἀπολέσθαι· ἐμοὶ δὲ τιμὴν εὐθέως ἐτοίμασατε, ἵνα μὴ μόνος ἀπὸ τῶν Ἑλλήνων ἄτιμος ᾦ, καὶ γὰρ οὐδὲ πρέπον ἐστίν· ὁρᾶτε γὰρ τόδε πάντες, ὅτι μοι τὸ γέρας ἀπέρχεται ἀλλαχόσε·</text:span></text:p>
      <text:p text:style-name="P5"/>
      <text:p text:style-name="P4"><text:span text:style-name="T7">Πρὸς τοῦτον δὲ ἀπεκρίνατο μετὰ ταῦτα ὁ τοῖς τῶν ποδῶν διαρκῶν δρόμοις ἔνδοξος Ἀχιλλεύς· Ὦ ὑιὲ τοῦ Ἀτρέως ἔνδοξε, φιλοχρηματώτατε πάντων, πόθεν δή σοι παρέξουσι τιμὴν οἱ μεγαλόψυχοι Ἕλληνες; Οὐκέτι δὴ ἴσμεν πράγματα κοινὰ ἐναποκείμενα πολλὰ, ἀλλ’ ἅπερ μὲν ἀπὸ τῶν πόλεων πορθήσαντες ἐλάβομεν, ταῦτα μεμέρισται· τοὺς ὄχλους δὲ οὐ πρέπον ἐστὶ παλισύλλεκτα ταῦτα ἐπιφέροντας ἀθροίζειν· ἀλλὰ σὺ μὲν νῦν ταύτην τῷ θεῷ πέμψον· οἱ Ἕλληνες δὲ κατὰ τὸ τριπλάσιον καὶ τετραπλάσιον ἀποδώσομεν, ἐὰν ὁ Ζεῦς ἡμῖν δῷ ἐκπορθῆσαι τὴν πόλιν τῆς Τροίας τὴν καλῶς τετειχισμένην·</text:span></text:p>
      <text:p text:style-name="P5"/>
      <text:p text:style-name="P4"><text:span text:style-name="T7">Πρὸς τοῦτον ἀποκρινόμενος εἶπεν ὁ βασιλεὺς Ἀγαμέμνων· Μὴ δὴ οὕτω, καὶ ταῦτ’ ἀγαθὸς ὤν, ὦ θεοῖς ὅμοιε τὸ εἶδος Ἀχιλλεῦ, παραλογίζου· ἐπεὶ οὔ με νικήσεις, οὐδ’ ἐπαγγελίας πείσῃς· ἤ θέλεις ἵνα αὐτὸς μὲν ἔχῃς γέρας, ἐμὲ δὲ κατὰ τοῦτον τὸν τρόπον, ὅν λέγεις, καθῆσυαι δεόμενον· λέγεις δὲ ἀποδοῦναι με ταύτην, ἀλλ’ εἰ μὲν παρέξουσι γέρας οἱ μεγαλόψυχοι Ἕλληνες, ἁρμόδιον κρίναντες κατὰ τὴν ψυχήν, ὡς ἂν ἀντάξιον εἴη τούτου (καλῶς ἂν ἔχοι τὸ πρᾶγμα·) ἐὰν δὲ μὴ δῶσιν, ἐγὼ δ’ ἂν αὐτὸς παραγενόμενος ἀφέλωμαι, ἤ τὸ σὸν, ἤ τὸ τοῦ Αἴαντος γέρας, ἤ τὸ τοῦ Ὀδυσσέως ἄξω λαβών· οὗτος δὲ ὀργισθειή ἂν πρὸς ὅν ἂν ἀφίκωμαι· ἀλλὰ ταῦτα μὲν καὶ ὕστερον ἐπαναλαβόντες σκεψόμεθα· νῦν δὲ ἄγε ναῦν μέλαιναν ἐλκύσωμεν ἐπὶ τὴν ἔνδοξον θάλασσαν· εἰς αὐτὴν δὲ ἐρέτας ἐξέργου ἀθροίσωμεν, </text:span></text:p>
      <text:p text:style-name="P4"><text:span text:style-name="T7">ἐς αὐτὴν δὲ τοῦ Χρύσου τὴν θυγατέρα τὴν εὐπρόσωπον ἀναβιβάσωμεν· εἴς δέ τις ἀρχηγὸς ἀνὴρ γνωμοδότης παρέστω, ἤ ὁ Αἴας, ἤ ὁ Ἰδομενεύς, ἤ ὁ ἔνδοξος Ὀδυσσεύς, ἤ σὺ γὲ τοῦ Πηλέως,  ἐκπληκτικώτατε πάντων ἀνθρώπων, ὅπως τὸν πόῤῥωθεν ἐργαζόμενον Ἀπόλλωνα ἐξευμενίσαιο θύματα θύσας. </text:span></text:p>
      <text:p text:style-name="P5"/>
      <text:p text:style-name="P4"><text:soft-page-break/><text:span text:style-name="T7">Πρὸς δὲ τοῦτον ταυρδὸν ἀπιδὼν εἶπεν ὁ τοῦς πόδας ταχὺς Ἀχιλλεύς· Οἴ μοι ἀναίδειαν ἐνδεδυμένε, κέρδεσι προσέχων τὸν νοῦν, πῶς ἂν σου τοῖς λόγοις τις τῶν Ἑλλήνων προθύμως πεισθείη, ἤ εἰς λόχον ἀπελθεῖν, ἤ ἀνδράσι κραταιῶς πολεμῆσαι; οὐ γὰρ ἐγὼ ἕνεκα τῶν Τρῴων τῶν πολεμισῶν ἦλθον ἐνταῦθα μαχούμενος· ἐπεὶ κατ’ οὐδὲν ἐισὶν ἐμοὶ οὗτοι ὑπ’ αἰτίαν· οὐδέποτε γὰρ τὰς ἐμὰς βοῦς ἀπήλασαν, οὐδὲ μὴν ἵππους, οὐδέποτε ἐν τῇ Φθία τῇ λιπαργέῳ, καὶ ἀνδροτρόφω καρπὸν ἐλυμῄναντο, ἐπεὶ πάνυ πολλὰ ἐν τῷ μεταξὺ εἰσὶν ὄρη σκιᾶς ποιητικὰ, καὶ πολλὴ θάλασσα ἠχητικὴ· ἀλλὰ σοὶ ὦ ἀναιδέστατε, ἠκολουθήσαμεν, ἵνα σὺ εὐφαινῃ, δίκην λαμβάνοντες παρὰ τῶν Τρῴων τῷ Μενελάῳ, καὶ σοι, ὦ ἀναίσχυντε, καὶ κυνὸς ἀναίδειαν ἔχων, ὧν οὐδαμῶς σὺ ἐπιστρφὴν ποιῇ, οὐδὲ φροντίζεις· καὶ δὴ τὴν ἐμὴν τιμὴν σὺ ἀφελέσθαι ἀπειλεῖς, δὶ’ ἥν πολλὰ ἔκαμον· δεδώκασι δὲ μοι αὐτὴν οἱ υἱοὶ τῶν Ἑλλήνων· Οὐ μὴν ἰσοστάσιον γέρας ἔχω ποτέ, ὁπόταν οἱ Ἕλληνες Τρῴων ἐκπορθήσωσι πόλιν καλῶς οἰκουμένην, ἀλλὰ τὸ μὲν πλέον μέρος τοῦ πολυστρόφου πολέμου αἱ ἐμαὶ χεῖρες ἐπιστημονικῶς ἐνεργοῦσιν· ἂν δὲ ποτε μεροσμὸς παραγένηται, σοὶ μὲν τὸ γέρας κατὰ πολὺ μεῖζον δίδοται, ἐγὼ δὲ καὶ ὁλίγον καὶ προσφιλὲς ἀπέρχομαι ἐπὶ τὰς ναῦς ἔχων, ἐπειδὰν κοπιάσω μαχόμενος· νῦν δὲ ἀπελεύσομαι εἰς τὴν Φθίαν· ἐπειδὴ κατὰ πολὺ ἐστὶ κρεῖσσον εἰς τὸν οἶκον ἀπιέναι σὺν ταῖς ναυσὶ ταῖς μελαίναις· οὐδὲ ὑπολαμβάνω ἐνταῦθα ἄτιμος ὤν, τροφῶν περιουσίαν καὶ πλοῦτον κομίσειν δαψιλῶς.</text:span></text:p>
      <text:p text:style-name="P5"/>
      <text:p text:style-name="P4"><text:span text:style-name="T7">Πρὸς τοῦτον δ’ ἔπειτα ἀπεκρίνατο ὁ βασιλεὺς τῶν ἀνδρῶν ὁ Ἀγαμέμνων· Φεῦγε λίαν, εἴ σοι ἡ ψυχὴ προθυμεῖται· οὐ γαρ σου ἔγωγε δέομαι ἕνεκεν ἐμοῦ μένειν· πάρεισιν ἐμοὶ καὶ ἄλλοι, οἵτινες ἂν με τιμήσωσι, μάλιστα δὲ πάντων ὁ βουλευτικὸς Ζεύς· σὺ δὲ μοι μάλιστα μεμισημένος ὑπάρχεις ἀπὸ τῶν ἐνταῦθα ὑπὸ τοῦ Διὸς πεπειδευμένων βασιλέων· ἀεὶ γὰρ σοι φιλονεικία ἐστὶ προσφιλὴς καὶ πόλεμοι καὶ μάχαι· εἰ κατὰ πολὺ ἰσχυρὸς εἶ, θεός σοι τοῦτο παρέσχετο· ἀπελθὼν εἰς τὸν σὸν οἶκον σὺν ταῖς ναυσὶ ταῖς σαῖς καὶ τοῖς σοῖς φίλοις, </text:span></text:p>
      <text:p text:style-name="P4"><text:span text:style-name="T7">ἐν τοῖς Μυρμιδόσι βασίλευε· σοῦ δὲ ἔγωγε ου φροντίζω· οὐδὲ ἐπιστρέφομαι ὀργιζομένου καὶ μνησικακοῦντος· ἀπειλήσω δὲ σοι οὕτως· ἐπεὶ τὴν τοῦ Χρύσου θυγατέρα ἀφαιρεῖται ὁ μαντικὸς (ἤ ὁ λαμπρὸς) Ἀπόλλων, ταύτην μὲν ἐγὼ δὶα νεὼς ἐμῆς καὶ ἐμῶν φίλων· ἐγὼ δ´ ἄξω τὴν Βρυση¨´δα τὴν ἐυπρόσωπον παραγενόμενος ἐπὶ τὴν σὴν σκηνὴν, τὸ γ´ερας τὸ σὸν, ἵνα καλῶς μάθῃς καθόσον εἰμὶ κρείττων σοῦ, φοβηθ῀ͺ δὲ καὶ ἄλλος ἰσῶσαι τοὺς ἑαυτοῦ λόγους τοῖς ἐμοῖς, κᾀμοὶ ἑαυτὸν ὅμοιον ποιῆσαι. </text:span></text:p>
      <text:p text:style-name="P5"/>
      <text:p text:style-name="P4"><text:span text:style-name="T7">Οὕτως εἶπε· τῷ υἱῷ δὲ τοῦ Πηλέως λύπηεγενετο· ψυχὴ δὲ αὐτῷ ἐντὸς τῶν τετριχωμένων στέρνων διχῆ ἐφρόντισε, ἤ ἵινα οὗτος ξίφος ὀξὺ ἐκλ´σας ἀπὸ τοῦ μέρους τοῦ μηροῦ τοὺς μ`εν ἄλλους ἀνασάτους ποιήσειεν, αὐτὸς δὲ τὸν τοῦ Ἀτρέως υἱὸν φονεύσοι, ἤ τὴν ὀργὴν σβέσειε, καὶ τὸν θυμὸν ἐπισχοίη·  ἐν ὅσω δὲ ταῦτα ἐφρόντιζε κατὰ νοῦν καὶ κατὰ ψυχὴν, ἐξεἶλκε δὲη τῆς ξιφοθήκης τὸ μέγα ξίφος, ἦλθεν ἡ Ἀθηνᾶ ἐκ τοῦ οὐρανοῦ, ἔπεμψσεν γὰρ </text:span><text:soft-page-break/><text:span text:style-name="T7">αὐτὴν Ἥρα, καὶ ἀμφοτέρους ὁμοίως ἐν τῇ ψυχῇ φιλοῦσα καὶ φροντίζουσα· ἔστη δὲ ὄπισθεν, ἀπὸ τῆς ξανθῆς δὲ κόμης ἔλαβε τὸν υἱὸν τοῦ Πηλέως, μόνῳ αὐτῷ ὀρωμένη, ἀπὸ δὲ τῶν ἄλλων οὐδεὶς ἑώρα· εξεπλάγη δὲ ὁ Ἀχιλλεύς· πρὸς αὐτὴν δὲ ἐπεστράφη, εὐθέως δὲ ἐγνώρισε τὴν Ἀθηνᾶν τὴν πολεμικὴν· φοβεροὶ δὲ αὐτοῦ οἱ ὀφθαλμοὶ ἐφάνησαν, καὶ πρὸς αὐτῆν φωνήσας λόγους ταχεῖς εἶπε·  διὰ τί δήποτε ὦ θύγατερ τοῦ Διὸς τοῦ τὴν αἰγίδα φροῦντος ἐλήλθυας, ἤ ἵνα γνῷς τὴν ἀτιμίαν τοῦ Ἀγαμέμνονος τοῦ υἱοῦ τοῦ Ἀτρέως; Καὶ μὴν ἐρῶ σοι λόγον, τοῦτον δὲ καὶ τετελεσμένον εἶναι ὑπολαμβάνω· διὰ τὰς αὐτοῦ ὑπερφηφανίας ἵσως ἂν ποτε τὴν ψυχὴν ἀπολέσειεν· </text:span></text:p>
      <text:p text:style-name="P5"/>
      <text:p text:style-name="P4"><text:span text:style-name="T7">Πρὸς τοῦτον δὲ εἶπεν ἡ θεὰ ἡ ὀξὺ ὁρῶσα Ἀθηνᾶ· ἦλθον ἐγὼ ἐξ οὐρανοῦ καταπαύσουσα τὴν σὴν μνησικακίαν, εἴγε πεισθείης· ἔπεμψε δέ με ἡ θεὰ ἡ λευκοὺς ἔχουσα τοὺς πήχεις  Ἥρα, καὶ ἀμφοτέρους ὁμοίως ἐν τῇ ψυχῇ φιλοῦσα καὶ φροντίζουσα· ἀλλὰ ἄγε παύου τῆς φιλονεικίας, μὴ δὲ τὸ ξίφος ἕλκε δὶα χειρὸς· ἀλλὰ διὰ λόγων μὲν ὀνείδισον, κατὰ πρέπον ἐστὶ γενήσεσθαι· οὕτω γὰρ ἐρῶ, τοῦτο δὲ καὶ τετελεσμένον γενήσεται· ἔσται ὅτε καὶ τρὶς τοσαῦτα παρέσται σοι περικαλλῆ δῶρα ἕνεκα ταύτης τῆς ἀτιμίας· σὺ δὲ ἔπεχε σαυτὸν, πείθου δὲ ἐμοί.</text:span></text:p>
      <text:p text:style-name="P5"/>
      <text:p text:style-name="P4"><text:span text:style-name="T7">Πρὸς ταύτην δὲ ἀποκρινόμενος ἔφη ὁ τοὺς πόδας ταχὺς Ἀχιλλεὺς· Πρέπον δὴ ἐστὶν, ὦ θεὰ, τὸν σὸν λόγον φυλάξαι με, καίπερ θυμὸν ἔχοντα πολὺν ἐν τῇ ψυχῇ, οὕτω γὰρ ἐστὶ καλὸν· ὅς ἂν θεοῖς πείθητα, καὶ αὐτοὶ σὺν προθυμίᾳ πολλῇ ἐπακούουσιν αὐτοῦ.</text:span></text:p>
      <text:p text:style-name="P4"><text:span text:style-name="T7">Ἔφη, καὶ ἐπὶ τῇ ἀργυρᾷ λαβῇ τοῦ ξίφους ἐπέσχε τὴν χεῖρα τὴν ἰσχυρὰν καὶ ἐπαχθῆ, ὀπίσω δὲ εἰς τὴν ξιφοθήκην ὤθησε τὸ μέγα ξίφος, οὐδὲ ἠπείθησε τῇ παραινέσει τῆς Ἀθηνᾶς· ἡ δὲ εἰς τὸν οὐρανὸν ἀπῆλθεν εἰς τὰ οἰκήματα τοῦ τὴν αἰγίδα φοροῦντος Διὸς ἐπὶ τοὺς ἄλλους θεούς· Ὁ δὲ υἱὸς τοῦ Πηλέως μετὰ ταῦτα δι’ ὑβριστικῶν λόγων πρὸς τὸν υἱὸν τοῦ Ἀτρέως διελέχθη καὶ οὔπω ἐπαύετο τοῦ θυμοῦ. Οἴνῳ βεβαρημένε, ἀναίσχυντε κατὰ τοὺς κύνας καὶ ἀκάρδιε κατὰ τὰς ἐλάφους, οὔτε ποτὲ εἰς πόλεμον σὺν τῷ λαῷ ὁπλισθῆναι, οὔτε εἰς ἔνεδραν πορευθῆναι σὺν τοῖς ἀριστεῦσι τῶν Ἑλλήνων καρτερίαν ἔσχες ἐν τῇ ψυχῇ· τοῦτο δέ σοι θάνατος φαίνετα ὑπάρχειν· ὄντως κατὰ πολὺ κρεῖττον ἐστὶ κατὰ τὸ πολὺ στράτεθμα τῶν Ἐλλήνων γέρα ἀφαιρεῖσθαι ἐκεῖνον, ὅστις ἐναντία σοι εἴπῃ· βίαι καὶ ἅρᾶξ τῶν δημοςίων εἶ βασιλεὺς, ἐπεὶ ἐν ἀνθρώποις βασιλεύεις οὐδενὸς ἀξίοις· ὄντως γὰρ ὦ υἱὲ τοῦ Ἀτρέως νῦν ἐσχάτως ὑβρίσθης ἄν, εἰ μὴ τοιούτων ἐσβασίλευες· ἀλλ ἐρῶ σοι λόγον, καὶ ὅρκον ἐπὶ τούτων ἰσχυρὸν ὀμόσω· ναὶ μὰ τὴν ῥάβδον ταύτην, ἥ δὴ οὐκέτι ποτὲ φύλλα καὶ κλάδους ἀναβλαστήσει, ἐπειδὴ ἅπαξ τμηθεῖσα τὴν τομὴν ἐν τῷ ὄρει καταλέλοιπεν, οὐδ’ ἐξυπαρχῆς θαλερὰ γενήσεται, περιῄρηκε φὰρ αὐτὴν ὁ σίδηρος τὰ φύλλα καὶ τὸν πλοιὸν· νῦν δὴ αὐτῆν οἱ υἱοὸ τῶν Ἑλλήνων ἐν ταῖς χερσὶ φέρουσιν, οἱ βασιλεῖς καὶ περὶ τὸ δικάζειν διατρίβοντες, οἵ τὰς νομοθεςίας παρὰ τοῦ Διὸς λαβόντες φυλάττουσιν, ὅς δὴ ὅρκος ἐστὶν ἰσχυρὸς· ὄντως ἔσται ὅτε ζήτησις τοῦ Ἀχιλλέως ἀφίξεται ἐπὶ τοὺς υἱοὺς τῶν </text:span><text:soft-page-break/><text:span text:style-name="T7">Ἑλλήνων ἅπαντας· τούτοις δὲ οὐκέτι δυνήσῃ βοηθεῖν, καίπερ ἀχθόμενος, ἐπειδὰν πολλοὶ ὑπὸ τοῦ ἀνδροφόνου Ἕκτορος ἀποθνήσκοντες πίπτωσι, σὺ δὲ ἐντὸς τὴν ψυχὴν σπαράξεις, ὁργιζόμενος ὅτι τὸν κράτιστον τῶν Ἑλλήνων οὐδαμῶς ἐτίμησας. </text:span></text:p>
      <text:p text:style-name="P4"><text:span text:style-name="T7">Οὕτως εἶπεν ὁ υἱὸς τοῦ Πηλέως·</text:span></text:p>
      <text:p text:style-name="P5"/>
      <text:p text:style-name="P4"><text:span text:style-name="T7">Πρὸς τῇ γῇ δὲ τὴν ῥάβδον ἔῤῥίψε, τὴν διὰ χρυσῶν ἥλων πεπερονημένην, αὐτὸς δὲ ἐκάθισε. Ὁ υἱὸς δὲ τοῦ Ἀτρέως ἀπὸ τοῦ ἑτέρου μέρους ἐμνησικάκει· μετὰ δὲ ταῦτα ὁ Νέστωρ ὁ ἡδυλόγος ἀνέστη, ὁ ἐμμελὴς τῶν Πυλίων δημηγόρος, οὗ δὴ ἀπὸ τῆς γλώττης μέλτιος γλυκύτερος ἔῤῥει λόγος· ἐφ’ οὗ ἤδη δύο μὲν τριακονταετίαι ἀνθρώπων μεμρισμένην ἐχόντων τὴν φωνὴν παρῆλθον, οἱ τῆν ἀρχὴν ἅμα αὐτῷ ἐγεννήθησαν, καὶ ἀνετράφησαν ἐν τῇ Πύλῳ τῇ θεοπτάτῃ, ἐπὶ δὲ τῶν γενομένων ἐν τῇ τρίτῃ γενεᾷ ἐβασίλευεν·  ὅστις καλῶς φρονῶν ἐδημηγόρησε, καὶ μετὰ ταῦτα ὅ,τι δεῖ ποιεῖν αὐτοῖς εἰσηγήσατο. </text:span></text:p>
      <text:p text:style-name="P4"><text:span text:style-name="T7">Φεῦ, ὄντως μεγάλη λύπη τὴν Ἑλληνίδα γὴν καταλαμβάνει, ὄντως ἂν ἡδέως διατεθείη ὁ Πρίαμος, καὶ οἱ τοῦ Πριάμου παῖδες, καὶ οἱ ἄλλοι Τρῶες μεγάλως ἂν σχοῖεν εὐφροσύνην ἐν τῇ ψυχῇ, εἰ ὑμῶν μαχομένων ταῦτα δὴ πάντα μάθοιεν, οἱτινες ὑπερέχετε μὲν ἐν βουλῇ τοὺς Ἕλληνας, ὑπερέχετε δὲ ἐν τῷ μάχεσθαι· ἀλλὰ πείσθητέ μοι, καὶ ἀμφότεροι γὰρ νεώτεροι ἐμοῦ ὑπάρχετε· ἤδη γάρ ποτε ἐγὼ καὶ κρείττοσιν ἤ ὑμῖν ἀνδράσι συνέμιξα, καὶ ουδέποτέ με ἐκεῖνοι ἀπόβλητον ἡγοῦντο· οὔπω γὰρ ἐγὼ τοιούτους ἑώρακα ἄνδρας, οὐδ’ ἂν ἴδοιμι, οἷον τὸν Πυρίθοόν τε καὶ τὸν Δρύαντα, τὸν βασιλέα τῶν ὄχλων, καὶ τὸν Καινέα, καὶ τὸν Ἐξάδιον, καὶ τὸν ἰσόθεον Πολύφημον· ἰσχυρότατοι δὴ ἐκεῖνοι τῶν ἐπὶ γῆς γεγονότων ἀνθρώπων ἀνετράφησαν· ἰσχυρότατοι μὲν ἦσαν καὶ ἰσχυροτάτοις ἐμάχοντο θηρσὶν ἐν τοῖς ὄρεσι τὴν καταγωγὴν ἔχουσι, καὶ θαυμασίως αἰτοὺς ἀπώλεσαν· καὶ μὴν ἐγὼ σὺν τούτοις ἀνεστρεφόμην ἐκ Πύλου μεταπεμφθεὶς, πόῤῥωθεν ἐκ τῆς Πελοποννησιακῆς γῆς· μετεκαλέσαντο γάρ με αὐτοὶ, καὶ ἐμαχόμην ἐγὼ κατὰ τὴν ἐμὴν αὐτοῦ δύναμιν· ἐκείνοις δὲ οὐδεὶς ἂν τῶν ἀνθρώπων, οἱ νῦν ὑπάρχουσιν ἐπὶ τῆς γῆς, εἰς μάχην ἐρίσειε· καὶ μέντοι τῶν συμβουλῶν ἐμοῦ συνίεσαν, καὶ ἐπείθοντο τῷ ἐμῷ λόγῳ· ἀλλὰ πείθεσθέ μοι καὶ ὑμεῖς, ἐπεὶ πείθεσθαι καλόν· μήτε σὺ Ἀγάμεμνον, καὶ ταῦτα ἀγαθὸς ὤν, ἀφαιροῦ τοῦτον τὴν κόρην, ἀλλ’ ἄφες, καθὰ τὴν ἀρχὴν αὐτῷ γέρας ἔδωκαν οἱ υἱοὶ τῶν Ἑλλήνων, μήτε σὺ ὦ υἱὲ τοπυ Πηλέως βούλου φιλονεικεῖν τῷ βασιλεῖ κατὰ βιαίαν ἐναντίωσιν, ἐπεὶ οὐχ ὁμοίας σοι ἔτυχε τιμῆς ὁ τῶν σκήπτρον ἐγκρατὴς βασιλεύς, ᾦ τὴν τιμὴν ὁ Ζεὺς ἔδωκεν· εἰ δὲ σὺ ἰσχυρὸς εἶ, μητὴρ δὲ σε ἔτεκε θεά, ἀλλ’ οὗτος κρείττων ἐστίν, ἐπειδὴ ἐν πλείοσι βασιλεύει· ὦ υἱὲ τοῦ Ἀτρέως, σὺ δὲ λῆγε τῆς σῆς μνησικακίας, ἐγὼ δὲ δεήσομαι τοῦ Ἀχιλλέως ἀφεῖναι τὸν θυμὸν, ὅς πᾶσι μεγάλη ἀσφάλεια τοῖς Ἕλλησιν ὑπάρχει, ἕνεκα τοῦ κακωτικοῦ πολέμου.</text:span></text:p>
      <text:p text:style-name="P5"/>
      <text:p text:style-name="P4"><text:soft-page-break/><text:span text:style-name="T7">Πρὸς τοῦτον δὲ ἀποκρινόμενος ὁ βασιλεὺς Ἀγαμέμνων εἶπε· Καὶ δὴ ταῦτα πάντα ὦ γέρον κατὰ τὸ πρέπον εἴρηκας, ἀλλ’ οὗτος ὁ ἀνὴρ ἐθέλει περιγίνεσθαι πάντων τῶν ἄλλων, πάντων μὲν ἐπικρατέστερος εἶναι βούλεται, ἐν πᾶσι δὲ βασιλεύειν, πᾶσι δὲ ἐπιτάττειν· καθ’ ἅ οἶμαι οὐ πείσεσθαι αὐτῷ τινά· εἰ δὲ πολεμιστὴν αὐτὸν ἐποίησαν οἱ θεοὶ οἱ ἀεὶ ὄντες, διὰ τοῦτο λοιδορίαι ἀπὸ τῆς ψυχῆς αὐτοῦ προπετῶς κινοῦνται ὥστε προφέρειν αὐτάς. </text:span></text:p>
      <text:p text:style-name="P4"><text:span text:style-name="T7">Πρὸς τοῦτον δὲ εἶπε ὁ ἔνδοξος Ἀχιλλεὺς ὑποβαλὼν τὸν ἑαυτοῦ λόγον καὶ ἐγκόψας αὐτὸν τῆς ὁρμῆς· Ὄντως γὰρ ἂν δειλὸς, οὐ πολεμιστής, καὶ οὐδενὸς ἄξιος κληθείην, εἰ δὴ κατὰ πᾶσαν πρᾶξιν ὑποτάσσομαί σοι, ἥν ἂν σὺ εἴπῃς πρᾶξαι με· ἄλλοις δὴ ταῦτα ἐπίταττε, μὴ δὲ ἔμοιγε πρόσταττε, οὐκέτι γὰρ ἐγώ σοι πεισθῆναι ὑπολαμβάνω· ἄλλο δέ σοι λέξω, σὺ δὲ τοῦτο ἐν τῷ σῷ λογισμῷ λάμβανε· χερςὶ μὲν ἐγὼ οὐδαμῶς μαχοῦμαι ἕνεκα τῆς κόρης οὔτε σοι, οὔτέ τινι ἄλλω, ἐπεὶ ἀρῄρησθέ με αὐτὴν ὑμεῖς οἱ δεδωκότες· ἀπὸ δὲ τῶν ἄλλων, ἅ ἐστὶν ἐμοὶ ἐπὶ τῇ ταχείᾳ νηϊ τῇ μελαίνη, ἀπὸ τούτων οὐδὲν ἂν ἑλῶν κομίσαις μὴ βουλομένου ἐμοῦ· εἰ δὲ μὴ, ἄγε δὴ πεῖραν λαβεῖν θέλησον, ἵνα μάθωσι καὶ οὗτοι, ὁποῖος τις εἶ.</text:span></text:p>
      <text:p text:style-name="P4"><text:span text:style-name="T7">Ταχέως ἀπὸ σοῦ αἷμα μέλαν περιῤῥυήσεται τῇ ἐμῷ δόρται. </text:span></text:p>
      <text:p text:style-name="P5"/>
      <text:p text:style-name="P4"><text:span text:style-name="T7">Οὕτως οὗτοι διὰ λόγων βίαν ἀντεισφερόντων διενεχθέντες, ἀνέστησαν· ἔλυσαν δὲ τὴν ἐκκληςίαν παρὰ ταῖς ναυσὶ τῶν Ἑλλήνων· Ὁ μὲν υἱὸς τοῦ Πηλέως ἐπὶ τὰς σκηνάς, καὶ τὰς ναῦς τὰς ἑκατέρωθεν ισοστάμους ἀπεληλύθει σὺν τῷ υἱῷ τοῦ Μενοιτίου, καὶ τοῖς ἑαυτοῦ ἑταίροις· Ὁ δὲ υἱὸς τοῦ Ἀτρέως ναῦν ταχεῖαν ἐπὶ τὴν θάλασσαν καθείλκυσεν, εἰς αὐτὴν δὲ κωπηλάτας ἐπιλεξάμενος ἀνεβίβασεν εἴκοσιν, ἐς αὐτὴν δὲ τὰ προὸς θυσίαν ἐνέβαλε χάριν τοῦ θεοῦ.</text:span></text:p>
      <text:p text:style-name="P5"/>
      <text:p text:style-name="P4"><text:span text:style-name="T7">Ἐπ’ αὐτὴν δὲ τὴν θυγατέρα τοῦ Χρύσου τὴν εὐπρόσωπον ἀγαγὼν ἐκάθισεν· ἐπ’ αὐτὴν δὲ ἀρχηγὸς ἀνέβη ὁ πόριμος τὰς βουλὰς Ὀδυσσεὺς· οἱ μὲν δὴ ἀναβάντες ἔπλεον κατὰ τὰς ὑγρὰς τῆς θαλάττης πορείας. </text:span></text:p>
      <text:p text:style-name="P5"/>
      <text:p text:style-name="P4"><text:span text:style-name="T7">Τοὺς ὄχλους δὲ ὁ υἱὸς τοῦ Ἀτρέως ἀποκαθαίρεσθαι προςέταξεν· οὗτοι δὲ ἀπεκαθαίροντο, καὶ εἰς τὴν θάλασσαν τοὺς ῥύπους ἀπέβαλλον· ἔθυον δὲ τῷ Ἀπόλλωνι θυσίας ἀπὸ ζώων τελείων, ταύρων, καὶ αἰγῶν, κατὰ τὸν αἰγιαλὸν τῆς θαλάσσης τῆς πικρᾶς· ὁ ἀτμὸς δὲ τοῦ λίπους ἐπὶ πολὺ τοῦ ἀέρος ἀνῄει, περιελισσόμενος, καὶ συμμιγεὶς τῷ καπνῷ.</text:span></text:p>
      <text:p text:style-name="P5"/>
      <text:p text:style-name="P4"><text:span text:style-name="T7">Οὕτως οἱ μὲν ταῦτα κατὰ τὸν στρατὸν ἐνήγρουν· ὁ Ἀγαμέμνων δὲ οὐκ ἔληγε τῆς ἐριστικῆς ἀπειλῆς, ἥν τὴν ἀρχὴν ἠπείλησε τῷ Ἀχιλλεῖ· ἀλλ’ οὗτος πρὸς τὸν Ταλθύβιόν τε καὶ τὸν Εὐρυβάτην εἶπεν, οἵτινες ἦσαν αὐτῷ κήρυκες καὶ σπουδαῖοι θεράποντες· Ἄπιτε </text:span><text:soft-page-break/><text:span text:style-name="T7">ἐπὶ τὴν σκηνὴν τοῦ υἱοῦ τοῦ Πηλέως τοῦ Ἀχιλλέως, ὥστε ἀπὸ τῆς χειρὸς λαβόντες ἀγαγεῖν δεῦρο τὴν θυγατέρα τοῦ Βρισέως τὴν εὐπρόσωπον· ἐὰν δὲ μὴ δῷ, ἐγὼ δ’ ἄν αὐτὸς ἀφέλωμαι αὐτῆν, πραγειόμενος σὺν πλείοσιν, ὅ καὶ ἀλγεινότερον ἔσται αὐτῷ.</text:span></text:p>
      <text:p text:style-name="P5"/>
      <text:p text:style-name="P4"><text:span text:style-name="T7">Οὕτως εἰπὼν ἐξέπμπψεν· ἰσχυρὸν δὲ τοῦτο ἐπίταγμα προσέταξεν. </text:span></text:p>
      <text:p text:style-name="P5"/>
      <text:p text:style-name="P4"><text:span text:style-name="T7">Οἱ δὲ, καίτοι μὴ βουλόμενοι, ὅμως ἀπῆλθον πληςίον τοῦ αἰγιαλοῦ τῆς πικρᾶς θαλάσσης· ἐπὶ δὲ τὰς τῶν Μυρμιδόνων σκηνὰς καὶ ναῦς παρεγένοντο· εὗρον δὲ τὸν Ἀχιλλέα παρὰ τῇ σκηνῇ καὶ τῇ νῆι τῇ μελαίνῃ καθήμενον· οὗτος δὲ τούτους ἰδὼν, σφόδρα ἤλγησεν· οἱ δὲ δείσαντες, καὶ αἰδεσθέντες τὸν βασιλέα ἔστησαν· οὐκ ἐφθέγγοντο δὲ πρὸς αὐτὸν, οὐδὲ ἠρώτων.</text:span></text:p>
      <text:p text:style-name="P5"/>
      <text:p text:style-name="P4"><text:span text:style-name="T7">Ὁ δὲ εἰονησεν ἐν τοῖς ἑαυτοῦ λογισμοιῖς, καὶ ἐφώνησεν αὐτοῖς· Χαίρετε, κήρυκες, ἀγγελιαφόροι τοπυ Διός, καὶ τῶν ἀνθρώπων, πλησίον ἔλθετε, οὐδαμῶς μοι ὑπὸ αἰτίαν ὑμεῖς, ἀλλ’ ὁ Ἀγαμέμνων, ὅστις ὑμᾶς ἔπεμψεν ἕνεκα τῆς κόρης τῆς θυγατρὸς τοῦ Βρισέως. ἀλλὰ ἄγε, ὦ εὐγενὲς Πάτροκλε, ἐξάγαγε τὴν κόρην, καὶ δὸς αὐτοῖς, ὥστε ἀγαγεῖν· οὗτοὶ δὲ αὐτοὶ μάρτυρες ἔστωσαν ἐνώπίον τε τῶν θεῶν ἀθανάτων, καὶ ἐνώπιον τῶν θνητῶν ἀνθρώπων, καὶ ἐνώπιον τοῦ βασιλέως τοῦ ἀπηνοῦς· ἐάν ποτε χρεία ἐμοῦ ὑπάρξῃ τὸν ἀπρεπῆ ὄλεθρον ἀποσοβῆσαι τοῖς Ἕλλησιν· ὄντως γὰρ οὗτος βεβλαμένοις λογισμοῖς κινεῖται, οὐδὲ γινώσκει συλλογίσασθαι ἅμα τὰ μέλλοντα καὶ τὰ παρεληλυθότα, λέγω ὅπως αὐτῷ παρὰ ταῖς ναυσίν· οἱ Ἕλληνες ἀζήμιοι μάχοιντο.</text:span></text:p>
      <text:p text:style-name="P5"/>
      <text:p text:style-name="P4"><text:span text:style-name="T7">Οὕτως εἶπεν· ὁ Πάτροκλος δὲ ἐπείσθη τῷ προσφιλεῖ ἑταίρῳ, ἐξήγαγε δὲ τῆε σκηνῆς τὴν τοῦ Βριςέως θυγατέρα τὴν εὐπρόσωπον, ἔδωκε δὲ ὥστε ἀγαγεῖν· οὗτοι δὲ ἀπανέστρεψαν εἰς τὰς ναῦς τῶν Ἑλλήνων· ἡ δὲ γυνὴ μὴ βουλομένη σὺν αὐτοῖς ἀπήρχετο. </text:span></text:p>
      <text:p text:style-name="P5"/>
      <text:p text:style-name="P4"><text:span text:style-name="T7">Ὁ Ἀχιλλεὺς δὲ δακρύσας, ἰδίας ἀπὸ τῶν αὐτοῦ ἑταίρων σὺν ταχυτῆτι ἀπελθὼν, ἐκαθέζετο παρὰ τὸν αἰγιαλὸν τῆς θαλάσσηε τῆς λευκῆς ὁρῶν ἐπὶ τὸν μέλανα πόντον· κατὰ πολὺ δὲ τῇ προσφιλεῖ αὐτοῦ μητρὶ ἠύξατο τὰς χεῖρας ἐκτείνων, λέγων· Ὦ μῆτερ, ἐπεὶ με ἐγέννησας ὁλιγοχρόνιον ἐσόμενον, τιμήν μοι ὤφειλε δοῦναι ὁ οὐράνιος Ζεύς, ὁ τῶν βροντῶν αἴτιος· νῦν δὲ οὐδὲ ἐπὶ μικρόν με ἐτίμησε· ὄντως γάρ με ὁ τοῦ Ἀτρέως υἱὸς ὁ μέγας βασιλεὺς Ἀγαμέμνων ἄτιμον ἐποίησεν· ἀφείλετο γὰρ τὸ ἐμὸν γέρας αὐτὸς, ἀλλοτριώσας τοῦτο ἀπ’ ἐμοῦ. </text:span></text:p>
      <text:p text:style-name="P5"/>
      <text:p text:style-name="P4"><text:soft-page-break/><text:span text:style-name="T7">Οὕτως εἶπε δακρυῤῥοῶν. τούτου δὲ ἤκουσεν ἡ σεπτὴ μήτηρ καθημένη ἐν τῷ βάθεο τῆς θαλάσσης παρὰ τῷ πατρὶ αὐτῆς τῷ γέροντι· ταχέως δὲ ἀνῆλθεν ἀπὸ τῆς λευκῆς θαλάσσης, ὥσπερ ὀμίχλη,  καὶ πρὸ προσώπου αὐτοῦ ἐκάθισε δακρυῤῥοῦντος, τῇ χειρὶ δὲ αὐτὸν κατέψησε, καὶ λόγον εἴρηκε, καὶ ἐξ ὀνόματος ἐκάλεσε λέγουσα· Ὦ παῖ, διὰ τί κλαίεις; Τί δὲ ἐστὶ τὸ πένθος, ὅ ἐπὶ σὲ ἀφίκετο κατὰ τοὺς λογισμοὺς; ἔξειπε, μὴ κρύψῃς ἐν τῷ νῷ, ἵνα ἀμφότεροι γινώσκωμεν. </text:span></text:p>
      <text:p text:style-name="P5"/>
      <text:p text:style-name="P4"><text:span text:style-name="T7">Πρὸς ταύτην δὲ βαρέως στενάζων εἶπεν ὁ ταχὺς τοὺς πόδας Ἀχιλλεύς· Οἶδας, τίνος χάριον σοι ταῦτα ἐρῶ, πάντα γινωσκούσῃ; ὥμως ἐρῶ δή. Ἀπήλθομεν εἰς τὴν ἱερὰν πόλιν τοῦ Ἠετίωνος, τὰς Θήβας λέγω· ταύτην δὲ ἐξεπορθήσαμεν, καὶ ἠγαγομεν ἐνταῦθα πάντα τὰ τῆς λείας· καὶ ταῦτα μὲν καλῶς ἐμερίσαντο ἐν σφίσιν αὐτοῖς οἱ υἱοὶ τῶν Ἑλλήνων· ἐξελέξαντο δὲ τῷ υἱῷ τοῦ Ἀτρέως τῆν θυγατέρα τοῦ Χρύσου τὴν εὐπρόσωπον· ὁ Χρύσης δὲ ὁ ἱερεὺς τοῦ πόῤῥωθεν τοξεύοντος Ἀπόλλωνος ἀφίκετο ἐπὶ τὰς ταχείας ναῦς τῶν Ἑλλήνων τῶν σιδηροθωράκων, ἐλευθερώσων τὴν θυγατέραμ καὶ φέρων ἔτι καὶ πλεῖστα λύτρα, καὶ τὸ στέμμα κατέχων ἐν ταῖς χερσὶ τοῦ πόῤῥωθεν βάλλοντος Ἀπόλλωος, ἐπὶ τῇ ῥάβδῳ τῇ χρυσῇ καὶ τιμίᾳ, καὶ ἱκέτευε πάντας τοὺς Ἕλληνας, τοὺς δύο δὲ υἱοὺς τοῦ Ἀτρέως μᾶλλον τῶν ἄλλων, τοὺς βασιλεῖς καὶ διατάκτορας τῶν ὄχλων· τότε οἱ ἄλλοι μὲν πάντες Ἕλληνες ἐπεβόησαν, ἀξιοῦντες αἰσχύνεσθαι τὸν ἱερέα, καὶ τὰ περικαλλῆ λύτρα δέχεσθαι, ἀλλ’ οὐ τῷ υἱῷ τοῦ Ἀτρέως τῷ Ἀγαμέμνονι ἤρσκε τοῦτο κατὰ τὴν ἑαυτοῦ ψυχήν, καὶ δὴ σκληρῶς αὐτὸν ἀπέπμψεν, ἰσχυρὸν δὲ ἐπίταγμα προσέταττε. </text:span></text:p>
      <text:p text:style-name="P5"/>
      <text:p text:style-name="P4"><text:span text:style-name="T7">Ὀργὴν δὲ βαρεῖαν ἔχων ὁ γέρων, ἐπανέστρεψεν· τούτου δὲ ὁ Ἀπόλλων εὐχὴν ποιησαμένου ἐπήκοθσε, ἐπειδη σφόδρα ἦν αὐτῷ φίλος· ἀφῆκε δὲ κατὰ τῶν Ἑλλήνων βέλος κακοτικόν· οἱ ὄχλοι δ[ε ἀπέθνησκον ἀλλεπάλληλοι καὺ συνεχεῖς· τὰ δὲ τοῦ θεοῦ βέλη ἐπέμπετο πανταχόσε ἀνὰ (ἐπὶ) τὸν πολὺν στρατὸν τῶν Ἑλλήνων· ἡμῖν δὲ ὁ μάντις καλῶς εἰδὼς τὰς μαντείας τοῦ Ἀπόλλωνος δημηγορῶν ἀνέφαινε· εὐθέως ἐγὼ πρώτως ἔλεγον ἐξευμενίζεσθαι τὸν θεόν· τὸν δὲ τοῦ Ἀτρέως υἱὸν ὀργὴ κατέσχε· σὺν ταχυτῆτι δὲ ἀναστὰς, ἠπείλησεν ἐμοὶ ἀπειλήν, ἥ δὴ καὶ τετελεσμένη ἐστίν. </text:span></text:p>
      <text:p text:style-name="P5"/>
      <text:p text:style-name="P4"><text:span text:style-name="T7">Τὴν μὲν Χρυσηΐδα διὰ νεὼς ταχείας ἕλληνες εὐόφθαλμοι (ἤ ἑλίσσειν τὰς λώπας εἰδότες) ἐς τὴν Χρύσαν παραπέμπουσι, κομίζουσι δὲ καὶ δῶρα τῷ βασιλεῖ Ἀπόλλωνι· τὴν δὲ θυγατέρα τοῦ Βρισέως νῦν νεωστὶ ἀπὸ τῆς ἐμῆς σκηνῆς ἀπῆλθον οἱ κήρυκες ἄγοντες, ἥν μοι δεδώκασιν οἱ υἱοὶ τπων Ἑλλήνων· ἀλλὰ σὺ εἴ τινα δύναμιν ἔχεις, ἀντιλαβοῦ τοῦ καλοῦ παιδὸς, ἀνελθοῦσα εἰς τὸν Ὄλυμπον δεήθητι τοῦ Διός, ἐάν ποτέ τί ἤ λόγῳ ὠφέλησας τὴν καρδίαν τοῦ Διός, ἤ καὶ ἔργῳ· πολλάκις γάρ σου ἤκουσα ἐν τῷ οἴκῳ τοῦ πατρὸς καυχωμένης, ὅτε ἔλεγες, τῷ τοῦ Κρόνου υἱῶ τῷ τῆς συμπιλήσεως καὶ σκοτώσεως τῶν νεφῶν αὐτίῳ μόνη ἐν τοῖς θεοῖς ἀπρεπῆ ὄλεθρον ἀποσοβῆσαι, ὅτε αὐτὸν ἤθελον συνδῆσαι </text:span><text:soft-page-break/><text:span text:style-name="T7">οἱ λοιποὶ οὐράνιοι θεοί, ἡ Ἥρα καὶ ὁ Ποσειδῶν καὶ ἡ Ἀθηνᾶ ἡ Παλλάς· ἀλλὰ σὺ, ὦ θεὰ, παραγενομένη τοῦτον ἀπήλλαξας ταχέως τῶν δεσμῶν, τὸν Ἑκατόγχειρα καλέσασα ἐπὶ τὸν ὑψηλὸν Ὄλυμπον, ὅν οἱ μὲν θεοὶ Βριάρεων ὀνομάζουσιν, οἱ ἄνθρωποι δὲ πάντες Αἰγαίωνα· οὗτος γὰρ κατὰ τὴν ἰσχὺν ἀμείνων ἐστὶ τοῦ ἑαυτοῦ πατρὸς, ὅς δὴ τότε ἀνελθὼν ἐκαθέζετο παρὰ τῷ υἱῷ τοῦ Κρόνου λαμπρυνόμενος, καὶ διαχευόμενος διὰ τὴν δόξαν· ὅν δὴ καὶ ἐφοβήθησαν οἱ μακάριοι θεοί, καὶ οὐκέτι ἐδέσμευσαν τὸν Δία· </text:span></text:p>
      <text:p text:style-name="P5"/>
      <text:p text:style-name="P4"><text:span text:style-name="T7">Τούτων δὴ αὐτὸν ἀναμνήσασα, πληςίον κάθισον καὶ λαβοῦ τῶν γονάτων αὐτοῦ, εἴπως ἄν ἐθελήσῃ συνάρασθαι μὲν καὶ βοηθῆσαι τοῖς Τρωσί· τοὺς δὲ Ἕλληνας ἐπὶ τε τὰς ναῦς συνελαθῆναι ποιῆσαο, καὶ ἐπὶ τὴν θάλασσαν ἀναιρουμένους, ὅπως πάντες παραπολαύσωσι τοῦ βασιλέως, μάθῃ δὲ καὶ αὐτὸς ὁ υἱὸς τοῦ Ἀτρέως, ὁ μέγας βασιλεὺς Ἀγαμέμνων τὴν ἑαυτοῦ βλάβημ, ὅτι τὸν κράτιστον τῶν Ἑλλήνων κατ’ οὐδὲν ἐτίμησε.</text:span></text:p>
      <text:p text:style-name="P5"/>
      <text:p text:style-name="P4"><text:span text:style-name="T7">Πρὸς τοῦτον δὲ ἀπερκρίνατο ἡ Θέτις σφόφρα δακρυῤῥοοῦσα· Οἴμοι, ὦ τέκνον ἐμὸν, τίνος χάριν σε ἀνέθρεψα ἐπὶ κακῇ μοίρα τεκοῦσα; εἴθε ἀποκείμενον ἦν σοί παρὰ ταῖς ναυσὶν ἀδακρύτῳ καὶ ἀβλαβεῖ καθῆσθαι, ἐπειδή σοι ἡ τῆς ζωῆς μοῖρα ἐπ’ ὀλίγον χρόνον ἐστίν, οὐκέτι σφόδρα ἐπὶ πολὺν· νῦν δ’ ἅμα καὶ ὀλιγοχρόνιος, καὶ ἄθλιος πλέον πάντων ἐγένου, δἰ’ ὅ δὴ ἐπὶ κακῇ μοίρᾳ σε ἔτεκον ἐπὶ τῶν οἴκων· τοῦτον δέ σοι τὸν λόγον λέξουσα τῷ Διὶ τῷ τρέποντι τοὺς ἐναντίους τῷ κεραυνῷ, ἀπέρχομαι ἐγὼ πρὸς τὸν οὐρανὸν ἀφ’ οὗ οἱ σφοδροὶ νιφετοὶ, ἐάν γε πεισθείη· ἀλλὰ σὺ μὲν νῦν παρὰ ταῖς ναυσὶ καθήμενος ταῖς ταχείαις, μνησικάκει τοῖς Ἕλλησι, ἀπὸ τοῦ πολέμου δὲ ἀγρίαν ἄγε παντελῆ· ὁ γὰρ Ζεὺς εἰς τὸν Ὠκεανὸν ἐπὶ τοὺς ἀμέμπτους Αἰθίοπας ἀπῆλθε χθὲς εἰς εὐωχίαν· οἱ θεοὶ δὲ οἱ πλείους ἅμα αυτῷ ἠκολούθουν· κατὰ δὲ τὴν δωδεκάτην ἡμέραν ἐπανελεύσεται ἐπὶ τὸν Ὄλυμπον, καὶ τότε δὴ ἀπελεύσομαι πρὸς τὸ τοῦ Διὸς οἴκημα τὸ ἰσχυρόν, καὶ δεήσομαι αὐτοῦ τῶν γονάτων ἁπτομένη, καὶ ὑπολαμβάνω πείσεσθαί μοι αὐτόν.</text:span></text:p>
      <text:p text:style-name="P5"/>
      <text:p text:style-name="P4"><text:span text:style-name="T7">Οὕτω δὴ εἰποῦσα ἀπελήλυθε· τὸν δὲ κατέλιπεν ἐκεῖ βαρεῖαν ὀργὴν ἔχοντα κατὰ ψυχήν, ἕνεκα τῆς πολυτελῶς ἐστολισμένης γυναικός, ἥν βιαίως καὶ μὴ βουλομένου αὐτοῦ ἀφείλοντο. </text:span></text:p>
      <text:p text:style-name="P5"/>
      <text:p text:style-name="P4"><text:span text:style-name="T7">Ὁ Ὀδυσσεὺς δὲ εἰς τὴν Χρύσαν κατέλαβε, ἄγων τὴν ἱερὰν μεγάλην θυςίαν· οἵ δὴ ὅτε ἐντὸς τοῦ λιμένος τοῦ ἐπὶ πολὺ βάθος διήκοντος παρεγένοντο, τὴν ὀθόνην μὲν συνέστειλαν, κατέθηκαν δὲ αὐτὴν ἐν τῇ νήι τῇ μελαίνῃ· τὸν ἱστὸν δὲ τῇ ἱστοθήκῃ ἥρμοσαν, χαλάσαντες αὐτὸν τοῖς σχοινίοις ταχέως· τὴν ναῦν δὲ εἰς τὸν ὅρμον ταῖς κώπαις εἵλκυσαν, ἐξέβαλον δὲ τὰς ἀγκύρας, κατέδησαν δὲ τὰ πρυμνήσια· ἐξῆλθον δὲ καὶ αὐτοὶ ἐπὶ τὸν αἰγιαλὸν τῆς θαλάσσης, ἐξήγαγον δὲ τὴν μεγάλην θυςίαν τῷ πόῤῥωθεν βάλλοντι Ἀπόλλωνι· ἐξῆλθε δὲ ἡ </text:span><text:soft-page-break/><text:span text:style-name="T7">τοῦ Χρύσου θυγάτηρ τῆς νεὼς τῆς περώσης τὸν πόντον· ταύτην μὲν δὴ ἐπὶ τὸν βωμὸν ἀγαγὼν ὁ πόριμος τὰς βουλὰς Ὀδυσσεὺς τῷ προσφιλεῖ αὐτῆς πατρὶ ἐνεχείρισε, καὶ πρὸς αὐτὸν εἴπε· Ὦ Χρύση, ὁ Ἀγαμέμνων με ἔπεμψεν ὁ βασιλεὺς τῶν λαῶν, σοί τε ἀγαγεῖν τὴν θυγατέρα, καὶ τῷ Φοίβῳ τὴν ἱερὰν μεγάλην θυςίαν θυσιάσαι ὑπὲρ τῶν Ἑλλήνων, ἵνα ἐξευμενισώμεθα τὸν βασιλέα Ἀπόλλωνα, ὅστις νῦν κατὰ τῶν Ἑλλήνων λύπας ἔπεμπψε  πολλῶν στεναγμῶν αἰτίας· </text:span></text:p>
      <text:p text:style-name="P5"/>
      <text:p text:style-name="P4"><text:span text:style-name="T7">Οὕτως εἰπὼν ἐνεχείρισεν αὐτῷ· ὁ δὲ παρέλαβε μετὰ χαρᾶς τὴν προσφιλῆ θυγατέρα οἱ δὲ ταχέως τῷ θεῷ τὴν ἔνδοξον θυσίαν ἐφεξῆς ἔστησαν περὶ τὸν βωμὸν τὸν καλῶς ὠκομημένον ἔπειτα δὲ τὰς χεῖρας ἐνίψαντο, καὶ τὰ κανᾶ ἐφ’ οἷς ἦσαν αἱ σύμμικτοι ταῖς ἁλςὶ κριθαὶ ἐβάστασαν· ἐπὶ τούτοις δὲ ὁ Χρύσης ἐξαισίως ἠύχετο τὰς χεῖρας ἀνατείνας, λέγων· Ἐπάκουσόν μου, ὦ ἀργυρότοξε, ὅς τῆς Χρύσης ὑπερασπίζεις, καὶ τῆς Κίλλης τῆς θειοτάτης, καὶ τῆς Τενέδου κραταιῶς βασιλεύεις· πρὸ ὀλίγου μὲν πρότερον ἐπήκουσάς μου εὐχῆν ποιησαμένου, ἐτίμησας μὲν ἐμέ· μεγάλως δὲ ἔβλαψας τὸ πλῆθος τῶν Ἑλλήνων· καὶ νῦν δή μοι ἔτι ταύτην τὴν ἐπιθυμίαν τελείωσον· ἀπάρτι τοῖς Ἕλλησι τὸν ἀπρεπῆ ὄλεθρον ἀποσόβησον. </text:span></text:p>
      <text:p text:style-name="P5"/>
      <text:p text:style-name="P4"><text:span text:style-name="T7">Οὕτως εἶπεν εὐχόμενος· τούτου δὲ ἐπήκουσεν ὁ λαμπρὸς Ἀπόλλων. ἐπεὶ δὲ τὴν εὐχὴν ἐποιήσαντο, καὶ τὰ κανᾶ, ἐν οἷς αἱ κριθαί, προέτειναν χέοντες τὰς σὺν ἁλσὶ κριθάς, ἀνέστρεψον μὲν πρῶτον τὸν τράχηλον τοῦ ἱερείου καὶ ἔσφαξαν αὐτό, καὶ ἐξέδειραν, καὶ τοὺς μηροὺς ἀπέκοψαν, καὶ λίπει αὐτοὺς κατεκάλυψαν, διττὰς μοίρας ποιήσαντες, ἐπάνω δὲ αὐτῶν ὠμὰ κρέα ἀπὸ τῶν ἄλλων ἔθηκαν, ἔκαιε δ’ αὐτοὺς ὁ γέρων ὁ Χρύσης ἐπάνω τῶν σχιζῶν, καυστικὸν δὲ οἶνον ἐπέσπενδε, νέοι δὲ πλησίον αὐτοῦ ὄργανα σιδηρᾶ ταῖς χερσὶ κατεῖχον· ἐπεὶ δὲ κατεκαύθησαν οἱ μηροὶ καὶ τὰ ἐντόσθια ἔφαγον, τὰ ἄλλα δὴ πάντα κρέα εἰς μικρὰ ἔτεμον, καὶ περιέπεριαν αὐτὰ τοῖς ὀβελοῖς, καὶ ὤπτησαν περιεσκεμμένως, καὶ ἐξήγαγον πάντα· ἐπεὶ δὲ ἔληξαν τοῦ πόνου καὶ εὐτρέπισαν τὴν εὐωχίαν, εὐωχοῦντο· οὐκέτι δὲ ψυχή τινος ἐδεῖτο  τροφῆς ἐν κοινῇ τραπέζῃ κειμένης· ἐπεὶ δὲ τὴν ἐπιθυμίαν ἐπλήρωσαν, τῆς τε πόσεως καὶ τροφῆς, νέοι μὲν τοὺς κρατῆρας ὑπερχειλεῖς ἐποιήσαντο πόματος, ἀρξάμενοι δὲ διένειμαν πᾶσι τοῖς ἐκπώμασι· οἱ δὲ παῖδες τῶν Ἑλλήνων κατὰ πᾶσαν τὴν ἡμέραν δι’ ὠδῆς τὸν θεὸν ἐξευμενίζοντο ἐμμελῆ παιᾶνα ᾄδονες, ὑμνοῦντες τὸν πόῤῥωθεν ἐργαζόμενον· ὁ δὲ ἀκούων ἐυφραίνετο κατὰ τὸν λογισμόν.</text:span></text:p>
      <text:p text:style-name="P5"/>
      <text:p text:style-name="P4"><text:span text:style-name="T7">Ὁπηνίκα δὲ ὁ ἥλιος ἔδυ καὶ ἐπῆλθε τὸ τῆς νυκτὸς σκότος, τότε δὴ ἐκοιμήθησαν πληςίων τῶν ἀπογείων σχοινίων τῆς νεώς· ὁπηνίκα δὲ ἐφάνη ἡ λαμπρὰ καὶ περιφανῆς ἡμέρα ἡ μετὰ τὸν ὄρθρον γεννομένη, καῖ δὴ τότε ἀνήγοντο ἐπὶ τὸν πολὺν στρατὸν τῶν Ἑλλήνων· τούτοις δὲ ἄνεμον ἐπιτήδειον ἔπεμψεν ὁ πόῤῥωθεν ἐργαζόμενος Ἀπόλλων· οἱ δὲ τὸν ἱστὸν ἔστησαν, καὶ τὴν ὀθόνην τὴν λευκὴν ἀνεπέτασαν· ἐνέπνευσε δὲ ὁ ἄνεμος κατὰ τὸ μέσον </text:span><text:soft-page-break/><text:span text:style-name="T7">τῆς ὀθόνης, τὸ κῦμα δὲ τὸ μέλαν παρὰ τῇ τρόπιδι μεγάλως ἤχει, τῆς νεὼς πορευμένης· ἡ δὲ ἔτρεχε ἐπὶ τοῦ κύματος διαπερῶσα τὴν τῆς θαλάττης πορείαν· ἐπεὶ δὲ ἀφίκοντο ἐπὶ τὸν πολὺν στρατὸν τῶν Ἑλλήνων, τὴν ναῦν μὲν οὗτοι τὴν μέλαιναν ἐπὶ τῆς ξερᾶς εἵλκυσαν ἐφ’ ὕψους ἐπὶ τῆς ἄμμου· ὑπερείσματα δὲ αὐτῇ μακρὰ ὑπέτειναν, αὐτοὶ δὲ ἐσκεδάσθησαν ἐπὶ τε τὰς σκηνάς, καὶ τὰς ναῦς.</text:span></text:p>
      <text:p text:style-name="P5"/>
      <text:p text:style-name="P4"><text:span text:style-name="T7">Ὁ δὲ ἐμνησικάκει παρὰ ταῖς ναυσὶ καθήμενος ταῖς ταχείαις, ὁ ἐνδοξος τὸ γένος, ὁ υἱὸς τοῦ Πηλέως, ὁ κατὰ τοὺς πόδας ταχὺς Ἀχιλλεύς· οὔτέ ποτε ἐπ’ ἐκκληίαν τὴν δοξάζουσαν τοὺς ἄνδρας ἐρχόμενος ἀνεστρέφετο, οὔτε εἰς πόλεμον ποτέ· ἀλλὰ ἐφθείρετο κατὰ τὴν προσφιλῆ ψυχὴν αὐτόθι μένων· ἐπόθει γὰρ τὴν βοὴν τοπυ πολέμου, καῖ τὸν πόλεμον. ἀλλ’ ὅτε δὴ ἐξ ἐκείνου δωδεκάτε ἐγένετο ἡμέρα, καὶ δὴ τότε πρὸς τὸν Ὄλυμπον ἐπανίεσαν οἱ θεοὶ οἱ ἀεὶ ὄντες, ὁμοῦ πάντες, ὁ Ζεὺς δὲ προηγεῖτο. Ἡ Θέτις δὲ οὐκ ἐπελανθάνετο τῶν ἐντολῶν τοῦ ἑαυτῆς παιδός · ἀλλ’ αὔτη ἀνέδυ μὲν τὸ κῦμα τῆς θαλάττης· ὀρθρινὴ δὲ ἀνέβη εἰς τὸν μέγαν οὐρανόν, καὶ τὸν Ὄλυμπον· εὗρε δὲ τὸν υἱὸν τοῦ Κρόνου τὸν μεγαλόφωνον ἰδίᾳ ἀπὸ τῶν ἄλων καθήμενον ἐπὶ τῇ ἀκροτάτῃ κορυφῆ τοῦ πολλὰς ἐξοχὰς ἔχοντος Ὀλύμπου· καὶ πρὸ προςώπου αὐτοῦ ἐκάθισε, καὶ ἐλάβετο τῶν γονάτων αὐτοῦ τῇ ἀρσιτερᾷ, τῇ δεξιᾷ δὲ ὑποκάτω τπῦ ἀνθερῶνος κρατήσασα, δεομένη εἷπε πρὸς τὸν Δία τὸν υἱὸν τοῦ Κρόνου τὸν βασιλέα· Ὦ Ζεῦ πᾶτερ, εἴποτε δὴ σε ἐν τοῖς θεοῖς ὠφέλησα ἤ λόγῳ, ἤ ἔργῳ, ταύτην μοι τὴν ἐπιθυμίαν τελείωσον· τίμησόν μοι τὸν υἱόν, ὅς ὀλιγοχρονιώτατος τὸν ἄλλων ἐγένετο· ὁ Ἀγαμέμνων δὲ ὁ βασιλεὺς τῶν λαῶν νῦν αὐτὸν ἄτιμον ἐποίησεν· ἀφείλετο γὰρ αὐτὸς τὸ γέρας, ἀλλοτριώσας τοῦτο αὐτοῦ· ἀλλὰ σὺ δὴ τίμησον αὐτόν, ὦ βουλευτικὲ οὐράνιε Ζεῦ· μέχρι δὲ τοσούτου ἐπὶ τοῖς Τρωσὶ τίθει νίκην, μέχρις ἄν οἱ Ἕλληνες  τὸν ἐμὸν υἱὸν τιμήσωσι, καὶ διὰ τιμῆς αὐτὸν ὑψώσωσιν.</text:span></text:p>
      <text:p text:style-name="P5"/>
      <text:p text:style-name="P4"><text:span text:style-name="T7">Οὕτως εἶπε· πρὸς ταύτην δὲ οὐδὲν ἀπερκρίνατο ὁ τὰς νεφέλας ἀθροίζων Ζεύς, ἀλλ’ ἐπὶ πολὺ ἐκάθηετο σιωπῶν· ἡ Θέτις δὲ ὡς τὴν ἀρχὴν ἥψατο τῶν γονάτων, οὕτως ἐξείχετο προπεπλεγμένη, καὶ ἠρώτησε δεύτερον· Ἀναμαρτήτως δή μοι ὑπόσχου καὶ κατάνευσον, ἤ ἄρνησαι· ἐπειδὴ οὐκ ἔπεστί σοι φόβος, ἵνα καλῶς γνῶ,  καθόσον ἐγὼ ἐν πᾶσι τοῖς θεοῖς εἰμὶ θεὸς ἐν οὐδεμίᾳ τιμῇ. </text:span></text:p>
      <text:p text:style-name="P5"/>
      <text:p text:style-name="P4"><text:span text:style-name="T7">Πρὸς ταύτην μεγάλως ἀνακακτήσα ἔφη ὁ τῆς ἀθροίσεως τῶν νεφελῶν αἴτιος Ζεύς· Ὄπως δὴ ὀλέθρια ἔργα ἔσται, ὅτε με ἐχθρωδῶς ἐμβλέψαι τῇ Ἥρᾳ διεγερεῖς, ὅταν με λόγοις ὀνειδιστικοῖς διερθίζῃ· αὕτη δὲ καῖ μάτην ἄλλως ἐνώπιον τῶν ἀθανάτων θεῶν ἀεί με ὀνειδίζει, καὶ δή με φησὶ τοῖς Τρωσὶ βοηθεῖν κατὰ τὴν μάχην· ἀλλὰ σὺ μὲν νῦν ἐπανάστρεψον, ἵνα μή σε ἴδῃ Ἥρα· ἐμοὶ δὲ διὰ φροντίφος ἄν ταῦτα γένοιτο, ὅπως τελέσω αὐτά· ἄγε δή σοι τῇ κεφαλῇ κατανεύσω, ἵνα θάῤῥος λάβῃς· τοῦτο γάρ ἐστιν ἐξ ἑμοῦ ἐν τοῖς ἀθανάτοις μέγιστον σημεῖον· οὐδὲν γάρ ἐστιν ἐμὸν παλλισςύλλεκτον, </text:span></text:p>
      <text:p text:style-name="P4"><text:soft-page-break/><text:span text:style-name="T7">oὐδὲ ψευδές, οὐδ’ ἀτέλστον, ὅπερ ἄν τῇ κεφαλῇ κατανεύσω τελέσειν.</text:span></text:p>
      <text:p text:style-name="P5"/>
      <text:p text:style-name="P4"><text:span text:style-name="T7">Ἔφη, καὶ ταῖς μελαίναις ὀρφρύσιν ἐπένευσεν ὁ τοῦ Κρόνου υἱός· αἱ θείαι δὲ τρίχες ἐκινήθησαν τοῦ βασιλέως· ἀπὸ τῆς ἀθακάτου κεφαλῆς, τῶν μέγαν δὲ Ὄλυμπον συνέστρεψεν. </text:span></text:p>
      <text:p text:style-name="P5"/>
      <text:p text:style-name="P4"><text:span text:style-name="T7">Οὕτως οὗτοι συμβουλευςάμενοι διέσησαν ἀπ’ ἀλλήλων· ἡ μὲν δὴ εἰς τὴν θάλασσαν τὴν βαθεῖαν ἤλατο ἀπὸ τοῦ λαμπροῦ Ὀλύμπου· ὁ Ζεὺς δὲ πρὸς τὸ ἑαυτοῦ οἴκημα ἀπελήλυθεν· οἱ θεοὶ δὲ ὁμοῦ πάντες ἀνέστησαι ἐκ τῶν καθεδρῶν, ἐνώπιον τοῦ σφετέρου πατρός, οὐδὲ ὑπέμεινέ τις ἀτρέμας· ὑποδέξασθαι αὐτόν, ἀλλ’ ἐνώπιον αὐτοῦ πάντες ἀνέστησαν· </text:span></text:p>
      <text:p text:style-name="P5"/>
      <text:p text:style-name="P4"><text:span text:style-name="T7">Οὕτω τούτων ἐχόντων, ὁ μὲν αὐτόθι ἐκάθισεν ἐπὶ τοπυ θρόνου· ἡ Ἥρα δὲ ἰδοῦσα αὐτὸν οὐκ ἡγόνσεν, ὅτι βουλὰς αὐτῷ συνεβούλευσεν ἡ Θέτις ἡ λευκοὺς ἔχουσα τοὺς πόδας, ἡ θυγάτηρ τοῦ θαλασσίου γέροντος τοῦ Νηρέως· αὐτίκα δὲ διὰ λόγων θυμαλγῶν πρὸς τὸν υἱὸν τοῦ Κρόνου τὸν Δία ἔφη· Τίς δή σοι δόλιε τὰς βουλὰς ἀπὸ τῶν θεῶν συνεβούλευσε βουλάς; ἀεί σοι προσφιλές ἐστιν ιδίᾳ καὶ χωρὶς ἐμοῦ ὄντα κεκρυμμένα διανοσόμενον κρίνειν καὶ διατάττειν· οὔπω δέ μοι προθύμως ὑπέμεινας εἰπεῖν λόγον τινά, ὅν ἐννοήσῃς.</text:span></text:p>
      <text:p text:style-name="P5"/>
      <text:p text:style-name="P4"><text:span text:style-name="T7">Πρὸς ταύτην ἀπεκρίνατο ὁ πατὴρ τῶν ἀνδρῶν καὶ τῶν θεῶν ὁ Ζεύς, λέγων· Ὦ Ἥρα, μὴ δὴ πάντας τοὺς ἐμοὺς λόγους ἔλπιζε γνώσεσθαι, δυσκόλως ἔξουσί σοι πρὸς τὸ εἰδέναι. καὶ ταῦτα ἐμῇ γυναικὶ οὔσῃ· ἀλλ’ ὅν μὲν λόγον πρέπον ἐστὶν ἀκούειν τινά, οὐδείς γε οὔτ’ ἀπὸ τῶν θεῶν οὔτ’ ἀπὸ τῶν ἀνθρώπων πρότερος σοῦ γνώσεται αὐτόν·ὅν δ’ ἄν ἐγὼ λόγον ἰδίᾳ ἀπὸ τῶν θεῶν ἐθέλοιμι σκέψασθαι, τούτους σὺ πάντας μὴ ζήτει μαθεῖν, μηδὲ ἀκριβῶς ἐρεόνα. </text:span></text:p>
      <text:p text:style-name="P5"/>
      <text:p text:style-name="P4"><text:span text:style-name="T7">Πρὸς τοῦτον δὲ ἀπεκρίνατο ἡ σεβασμία Ἥρα ἡ μετεώορους καὶ κυκλοτερεῖς ἔχουσα τοὺς ὀφθαλμοὺς, λέγουσα· Ὤ χαλεπώτατε υἱὲ τοῦ Κρόνου, τίς ἐστιν οὗτος ὁ λόγος, ὅν εἶπας; Καὶ λίαν σε ἐγὼ πρότερον οὔτε ἠρώτων, οὔτε ἀκριβῶς ἠρεύων· ἀλλὰ  μάλα ἥσυχος διενοσῦ ἐκεῖνα, ἅ ἄν ἤθελες· νῦν δὲ σφόδρα δέδοικα κατὰ τὸν ἐμὸν λογισμόν, μή σε ἀπατήσῃ ἡ Θέτις ἡ λευκόπους, ἡ θυγάτηρ τοῦ θαλασσίου γέροντος τοῦ Νηρέως· κατὰ τὸν ὀρθτὸν γάρ σοι παρεκάθισε, καὶ ἐλάβετο τῶν γονάτων σου δεομένη· ταύτῃ σε ὑπολαμβάνω κατανεῦσαι ἀληθῶς, ὅπως τὸν Ἀχιλλέα τιμήσῃς, ἀπολέσῃς δὲ πολλοὺς ἐπὶ ταῖς ναυσὶ τῶν Ἕλληνων.</text:span></text:p>
      <text:p text:style-name="P5"/>
      <text:p text:style-name="P4"><text:soft-page-break/><text:span text:style-name="T7">Πρὸς ταύτην ἀποκρινόμενος ἔφη ὁ τὰς νεφέλας ἀθροίζων Ζεύς, λέγων· δαιμονίως περίεργε, ἀεὶ μὲν περιεργάζῃ, οὐδέ σε λανθάνω· ὅμως οὐδὲν δυνήσῃ πρᾶξαι, ἀλλ’ ἀποθύμιας μᾶλλον ἐμοὶ ἔσῃ, ὅ δή σοι καὶ ἀλγεινὸν ἔσται· εἰ δὴ τοῦθ’ οὕτως ἔχει, ἐμοὶ προσφιλὲς φαίνεται εἶναι· ἀλλὰ σιωπῶσα κάθησο, τῷ ἐμῷ δὲ λόγῳ πείθου, ἵνα μὴ οὐ χρησιμεύσωσί σοι ὅσοι θεοί ἐισιν ἐν τῷ Ὀλυμπῳ πληςίον ἐλθόντες, ὅταν σοι ἐπιβάλω τὰς ἐμὰς χεῖρας.</text:span></text:p>
      <text:p text:style-name="P5"/>
      <text:p text:style-name="P4"><text:span text:style-name="T7">Οὕτως εἶπεν· ἐφοβήθη δὲ ἡ σεβασμία Ἥρα, ἡ μετεώρους καὶ κυκλοτερεῖς ἔχουσα τοὺς ὀφθαλμούς, καὶ σιωπῶσα μετ’ ἐκπλήξεως ἐκάθητο, ταπειγνώσασα τὴν προσφιλῆς αὐτῆς ψυχήν· ἠγανάκτησαν δὲ κατὰ τὸ οἴκημα τοῦ Διὸς οἱ θεοὶ οἱ οὐράνιοι. </text:span></text:p>
      <text:p text:style-name="P5"/>
      <text:p text:style-name="P4"><text:span text:style-name="T7">Πρὸς τούτους δὲ ὁ Ἥφαιστος ὁ ἔνδοξος τὴν τέχνην δημηγορεῖν ἤρξατο, τῇ προσφιλεῖ αὐτοῦ μητρὶ Ἥρα τῇ λευκοὺς ἐχούσῃ τοὺς πήχεις ἐπέστρασα φέρων, λέγων· Ὄντως δὴ ὀλέθρια ἔργα τάδε ἔσται, οὐδὲ φορητά, εἴγε ὑμεῖς ἕνεκα ἀνθρώπων οὕτω φιλονεικεῖτε, θόρυβον δὲ ἐν τοῖς θεοῖς κρινῖτι οὐκέτι δὲ οὐδὲ τῆς εὐωχίας τῆς ἀτγαθῆς ἔσται τι ὄφελος, ἐπειδὴ τὰ κακὰ νικᾶ· ἐγὼ δὲ τῇ ἐμῇ μητρὶ παραινῶ καί περ νοούσῃ καὶ αὐτῇ τῷ ἐμῷ προσφιλεῖ πατρὶ τῷ Διὶ ἐπέραστα φέρειν, ἵνα μὴ οὗτος δὴ ὁ πατὴρ εἰς ἔριν διεγερθῇ, ταράξῃ δὲ ὑμᾶς, σὺν ἡμῖν δὲ καὶ τὴν εὐωχίαν· ἐάν γὰρ ἐθέλῃ ὁ Ζεὺς ὁ οὐράνιος ὁ τὰς ἀστραπὰς κινῶν, ἐκ τῶν καθεδρῶν ἄν ἡμᾶς συστέψειεν· οὗτος γὰρ κατὰ πολὺ κρείσσων ἐστίν· ἀλλὰ σὺ τοῦτον λόγοις μαλάττειν δυναμένοις καθάψαι· οὗτος δὲ αὐτὸς ὁ οὐράνιος Ζεὺς αὐτίκα δὴ ἵλεως ἡμῖν ἔσται. </text:span></text:p>
      <text:p text:style-name="P5"/>
      <text:p text:style-name="P4"><text:span text:style-name="T7">Οὕτως δὴ ἔφη· καὶ ἀναστὰς ἔκπωμα διπλοῦν, τὴν βάσιν δηλονότι κοίλην ἔχον, τῇ προσφιλεῖ αὐτοῦ μητρὶ ἐνεχείρισε, καὶ πρὸς αὐτὴν εἶπεν· Ὑπόμεινον, μῆτερ ἐμή, καὶ ἀνάσχου, καίπερ λυπουμένη, ἵνα μή σε, καίπερ οὖσαν προσφιλῆ, ἐνώπιον τῶν ἐμῶν ὀφθαλμῶν ἴδω τυπτομένην· τότε δὲ κατ’ οὐδέν σοι δυνήσοιμαι, καίπερ λυπούμενοις, βοηθεῖν· δυσχερὴς γάρ ἐστιν ὁ Ζεὺς ὁ οὐράνιος εἰς τὸ ἀντιτάττεσθαί τινα αὐτῷ, καὶ ἄλλοτε γὰρ ἤδη με συμμαχεῖν σοι προθυμούμενον ἀπὸ τοῦ ποδὸς τινάξας ἔῤῥιψεν ἀπὸ τοῦ οὐδοῦ τῶν οὐρανίων πυλῶν τοῦ θείου· κατὰ πᾶσαν δὲ τὴν ἡμ;ραν κατεφερόμην, ἅμα δὲ καταδεδυκότι τῷ ἡλίῳ κατέπεσον ἐν τῇ Λήμνῳ· τῇ ψυχῇ δέ μοι μικρά τις ἰσχὺς ὑπελείφθη· ὅπου με οἱ τὴν Λῆμνον οἰκοῦντες ἄνδρες, ταχέως ἔλαβον καταπεσόντα. </text:span></text:p>
      <text:p text:style-name="P5"/>
      <text:p text:style-name="P4"><text:span text:style-name="T7">Οὕτως ἔφη· ἡρέμα δ’ ἐγέλασεν ἡ θεὰ ἡ Ἥρα ἡ λευξοὺς ἔχουσα τοὺς πήχεις· γελάσασα δὲ ἀπὸ τοῦ παιδὸς αὐτῆς ἐδέξατο τὸ ἔκπωμα τῇ χειρί· ὁ δὲ πᾶσι τοῖς ἄλλοις θεοῖς ἐπιδεξίως ἐγχέων ἐδίδου γλυκὺ νέκταρ ἀπὸ κρατῆρος ἀρυόμενος· ἄπαυστος δὲ γέλως ἐκινεῖτο ἐν τοῖς μακαρίοις θεοῖς, ἐπεὶ ἴδον τὸν Ἥφαιστον κατὰ τὰ οἰκήματα ὑπηρετούμενον. </text:span></text:p>
      <text:p text:style-name="P5"><text:soft-page-break/></text:p>
      <text:p text:style-name="P4"><text:span text:style-name="T7">Οὕτω τότε μὲν κατὰ πᾶσαν τὴν ἡμέραν μέχρι καταδύσεως ἡλίου εὐωχοῦντο· οὐκέτι δὲ οὐδενὸς ἐδεῖτο ψυχὴ τροφῆς ἐν κοινῇ τραπέζῃ προκειμένης, οὐ μὴν οὐδὲ φόρμιγγος περικαλλοῦς ἥν εἶχεν ὁ Ἀπόλλων, οὐδὲ ᾠδῶν, αἵ ᾔδοντο κατὰ διαδοχὴν διὰ φωνῆς ἐμμελοῦς.</text:span></text:p>
      <text:p text:style-name="P5"/>
      <text:p text:style-name="P4"><text:span text:style-name="T7">Ἐπεὶ δὲ τὸ λαμπρὸν φῶς τοῦ ἡλίου ἐδεδύκει, οἱ μὲν ἄλλοι θεοὶ κοιμηθησόμενοι ἀπῆλθον, ἕκαστος εἰς τὸν ἑαυτοῦ οἴκον, ὅπου ἑκάστῳ οἴκημα ὁ ἔνδοξος Ἥφαιστος ὁ ἀμφοτέρωθεν χολεύων ἐποίησεν, ἐπιστραμέναις ἐννοίαις.</text:span></text:p>
      <text:p text:style-name="P5"/>
      <text:p text:style-name="P4"><text:span text:style-name="T7">Ὁ Ζεὺς δὲ ὁ οὐράνιος ὁ τὰς ἀστραπὰς κινῶν πρὸς τὴν ἑαυτοῦ κοίτην ἀπῆλθεν, ὅπου πρότερον ὕπνωττεν, ὅτε γλυκὺς ἀυτὸν ὕπνος κατελάμβανε· ἐκεῖ ἀναβάς, καὶ τότε ἀνεπαύετο· παρ’ αὐτῷ δὲ καὶ ἡ τὸν χρυσὸν θρόνον ἔχουσα Ἥρα.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AncientGreek" svg:font-family="AncientGreek"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AncientGreek_3a__20_Ἀρχαία_20_ἑλληνικά" style:display-name="AncientGreek: Ἀρχαία ἑλληνικά" style:family="text">
      <style:text-properties style:font-name="AncientGreek" fo:font-family="AncientGreek" style:font-family-generic="roman" style:font-pitch="variable" fo:language="grc" fo:country="GR"/>
    </style:style>
    <style:style style:name="AncientGreek_3a__20_Normal_20_text" style:display-name="AncientGreek: Normal tex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7-31T19:39:24.085000000</dc:date>
    <meta:editing-duration>PT8M46S</meta:editing-duration>
    <meta:editing-cycles>3</meta:editing-cycles>
    <meta:generator>LibreOffice/7.1.5.2$Windows_X86_64 LibreOffice_project/85f04e9f809797b8199d13c421bd8a2b025d52b5</meta:generator>
    <meta:document-statistic meta:table-count="1" meta:image-count="0" meta:object-count="0" meta:page-count="16" meta:paragraph-count="79" meta:word-count="6144" meta:character-count="37353" meta:non-whitespace-character-count="31228"/>
  </office:meta>
</office:document-meta>
</file>